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13">
            <text:p>31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83">
            <text:p>38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2">
            <text:p>51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30027">
            <text:p>3002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0132">
            <text:p>3013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168">
            <text:p>3016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5-01">
            <text:p>2021-05-0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-9 days">
            <text:p>-9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4 - 0.9)">
            <text:p>(0.74 - 0.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793.5">
            <text:p>793.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42586995941629">
            <text:p>0.0342586996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220581923542">
            <text:p>1.1222058192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20.5773626234871">
            <text:p>20.57736262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690">
            <text:p>690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07281229124916">
            <text:p>0.0307281229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0939909656766">
            <text:p>1.1093990966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2.9022456171231">
            <text:p>22.902245617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565.875">
            <text:p>565.8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52453714030783">
            <text:p>0.0252453714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8960796431424">
            <text:p>1.0896079643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7.8015400206259">
            <text:p>27.80154002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306.875">
            <text:p>306.87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23665121902075">
            <text:p>0.0123665122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4358253668828">
            <text:p>1.0435825367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278">
            <text:p>25278</text:p>
          </table:table-cell>
          <table:table-cell office:value-type="float" office:value="328.625">
            <text:p>328.625</text:p>
          </table:table-cell>
          <table:table-cell office:value-type="float" office:value="597.25">
            <text:p>597.25</text:p>
          </table:table-cell>
          <table:table-cell office:value-type="float" office:value="230.625">
            <text:p>230.625</text:p>
          </table:table-cell>
          <table:table-cell office:value-type="float" office:value="0.0291463414634146">
            <text:p>0.0291463415</text:p>
          </table:table-cell>
          <table:table-cell office:value-type="float" office:value="0.0361269053955964">
            <text:p>0.0361269054</text:p>
          </table:table-cell>
          <table:table-cell office:value-type="float" office:value="0.00912354616662711">
            <text:p>0.0091235462</text:p>
          </table:table-cell>
          <table:table-cell office:value-type="float" office:value="1.10367723319453">
            <text:p>1.1036772332</text:p>
          </table:table-cell>
          <table:table-cell office:value-type="float" office:value="1.12900226933977">
            <text:p>1.1290022693</text:p>
          </table:table-cell>
          <table:table-cell office:value-type="float" office:value="1.03209556020872">
            <text:p>1.0320955602</text:p>
          </table:table-cell>
          <table:table-cell office:value-type="float" office:value="24.1265328698922">
            <text:p>24.1265328699</text:p>
          </table:table-cell>
          <table:table-cell office:value-type="float" office:value="19.5309768974335">
            <text:p>19.5309768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6837">
            <text:p>26837</text:p>
          </table:table-cell>
          <table:table-cell office:value-type="float" office:value="410">
            <text:p>410</text:p>
          </table:table-cell>
          <table:table-cell office:value-type="float" office:value="482.5">
            <text:p>482.5</text:p>
          </table:table-cell>
          <table:table-cell office:value-type="float" office:value="546.5">
            <text:p>546.5</text:p>
          </table:table-cell>
          <table:table-cell office:value-type="float" office:value="0.0323624595469256">
            <text:p>0.0323624595</text:p>
          </table:table-cell>
          <table:table-cell office:value-type="float" office:value="0.0288542040425786">
            <text:p>0.028854204</text:p>
          </table:table-cell>
          <table:table-cell office:value-type="float" office:value="0.020363677013079">
            <text:p>0.020363677</text:p>
          </table:table-cell>
          <table:table-cell office:value-type="float" office:value="1.11532137283858">
            <text:p>1.1153213728</text:p>
          </table:table-cell>
          <table:table-cell office:value-type="float" office:value="1.10262154172725">
            <text:p>1.1026215417</text:p>
          </table:table-cell>
          <table:table-cell office:value-type="float" office:value="1.0720856410551">
            <text:p>1.0720856411</text:p>
          </table:table-cell>
          <table:table-cell office:value-type="float" office:value="21.7629817826008">
            <text:p>21.7629817826</text:p>
          </table:table-cell>
          <table:table-cell office:value-type="float" office:value="24.3673287661524">
            <text:p>24.3673287662</text:p>
          </table:table-cell>
          <table:table-cell office:value-type="float" office:value="34.38381883238">
            <text:p>34.383818832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7419">
            <text:p>27419</text:p>
          </table:table-cell>
          <table:table-cell office:value-type="float" office:value="225.125">
            <text:p>225.125</text:p>
          </table:table-cell>
          <table:table-cell office:value-type="float" office:value="625.125">
            <text:p>625.125</text:p>
          </table:table-cell>
          <table:table-cell office:value-type="float" office:value="603.5">
            <text:p>603.5</text:p>
          </table:table-cell>
          <table:table-cell office:value-type="float" office:value="0.0162135397911415">
            <text:p>0.0162135398</text:p>
          </table:table-cell>
          <table:table-cell office:value-type="float" office:value="0.0348783685766892">
            <text:p>0.0348783686</text:p>
          </table:table-cell>
          <table:table-cell office:value-type="float" office:value="0.0220102848389803">
            <text:p>0.0220102848</text:p>
          </table:table-cell>
          <table:table-cell office:value-type="float" office:value="1.05726263185921">
            <text:p>1.0572626319</text:p>
          </table:table-cell>
          <table:table-cell office:value-type="float" office:value="1.12445863118377">
            <text:p>1.1244586312</text:p>
          </table:table-cell>
          <table:table-cell office:value-type="float" office:value="1.07798552410827">
            <text:p>1.0779855241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31.8372837868902">
            <text:p>31.837283786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395">
            <text:p>13395</text:p>
          </table:table-cell>
          <table:table-cell office:value-type="float" office:value="18213">
            <text:p>18213</text:p>
          </table:table-cell>
          <table:table-cell office:value-type="float" office:value="25344">
            <text:p>25344</text:p>
          </table:table-cell>
          <table:table-cell office:value-type="float" office:value="540.875">
            <text:p>540.875</text:p>
          </table:table-cell>
          <table:table-cell office:value-type="float" office:value="162.75">
            <text:p>162.75</text:p>
          </table:table-cell>
          <table:table-cell office:value-type="float" office:value="666.5">
            <text:p>666.5</text:p>
          </table:table-cell>
          <table:table-cell office:value-type="float" office:value="0.0403788727136991">
            <text:p>0.0403788727</text:p>
          </table:table-cell>
          <table:table-cell office:value-type="float" office:value="0.00893592488881568">
            <text:p>0.0089359249</text:p>
          </table:table-cell>
          <table:table-cell office:value-type="float" office:value="0.0262981376262626">
            <text:p>0.0262981376</text:p>
          </table:table-cell>
          <table:table-cell office:value-type="float" office:value="1.14452174308674">
            <text:p>1.1445217431</text:p>
          </table:table-cell>
          <table:table-cell office:value-type="float" office:value="1.03143224458795">
            <text:p>1.0314322446</text:p>
          </table:table-cell>
          <table:table-cell office:value-type="float" office:value="1.09339900209543">
            <text:p>1.0933990021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6.7023467319645">
            <text:p>26.70234673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3052">
            <text:p>13052</text:p>
          </table:table-cell>
          <table:table-cell office:value-type="float" office:value="18450">
            <text:p>18450</text:p>
          </table:table-cell>
          <table:table-cell office:value-type="float" office:value="25429">
            <text:p>25429</text:p>
          </table:table-cell>
          <table:table-cell office:value-type="float" office:value="452.75">
            <text:p>452.75</text:p>
          </table:table-cell>
          <table:table-cell office:value-type="float" office:value="854.75">
            <text:p>854.75</text:p>
          </table:table-cell>
          <table:table-cell office:value-type="float" office:value="302.125">
            <text:p>302.125</text:p>
          </table:table-cell>
          <table:table-cell office:value-type="float" office:value="0.0346881703953417">
            <text:p>0.0346881704</text:p>
          </table:table-cell>
          <table:table-cell office:value-type="float" office:value="0.0463279132791328">
            <text:p>0.0463279133</text:p>
          </table:table-cell>
          <table:table-cell office:value-type="float" office:value="0.0118811199811239">
            <text:p>0.01188112</text:p>
          </table:table-cell>
          <table:table-cell office:value-type="float" office:value="1.12376700394783">
            <text:p>1.1237670039</text:p>
          </table:table-cell>
          <table:table-cell office:value-type="float" office:value="1.16635439655261">
            <text:p>1.1663543966</text:p>
          </table:table-cell>
          <table:table-cell office:value-type="float" office:value="1.04186059551747">
            <text:p>1.0418605955</text:p>
          </table:table-cell>
          <table:table-cell office:value-type="float" office:value="20.3268391602612">
            <text:p>20.3268391603</text:p>
          </table:table-cell>
          <table:table-cell office:value-type="float" office:value="15.3057191228997">
            <text:p>15.3057191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19944">
            <text:p>19944</text:p>
          </table:table-cell>
          <table:table-cell office:value-type="float" office:value="27387">
            <text:p>27387</text:p>
          </table:table-cell>
          <table:table-cell office:value-type="float" office:value="439.875">
            <text:p>439.875</text:p>
          </table:table-cell>
          <table:table-cell office:value-type="float" office:value="877.875">
            <text:p>877.875</text:p>
          </table:table-cell>
          <table:table-cell office:value-type="float" office:value="1097.25">
            <text:p>1097.25</text:p>
          </table:table-cell>
          <table:table-cell office:value-type="float" office:value="0.0331931029278599">
            <text:p>0.0331931029</text:p>
          </table:table-cell>
          <table:table-cell office:value-type="float" office:value="0.0440169975932611">
            <text:p>0.0440169976</text:p>
          </table:table-cell>
          <table:table-cell office:value-type="float" office:value="0.0400646292036368">
            <text:p>0.0400646292</text:p>
          </table:table-cell>
          <table:table-cell office:value-type="float" office:value="1.11833535312819">
            <text:p>1.1183353531</text:p>
          </table:table-cell>
          <table:table-cell office:value-type="float" office:value="1.15785698388758">
            <text:p>1.1578569839</text:p>
          </table:table-cell>
          <table:table-cell office:value-type="float" office:value="1.14337234425865">
            <text:p>1.1433723443</text:p>
          </table:table-cell>
          <table:table-cell office:value-type="float" office:value="21.2269527212188">
            <text:p>21.2269527212</text:p>
          </table:table-cell>
          <table:table-cell office:value-type="float" office:value="16.0913472179325">
            <text:p>16.0913472179</text:p>
          </table:table-cell>
          <table:table-cell office:value-type="float" office:value="17.645030792038">
            <text:p>17.64503079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3885">
            <text:p>13885</text:p>
          </table:table-cell>
          <table:table-cell office:value-type="float" office:value="20069">
            <text:p>20069</text:p>
          </table:table-cell>
          <table:table-cell office:value-type="float" office:value="28772">
            <text:p>28772</text:p>
          </table:table-cell>
          <table:table-cell office:value-type="float" office:value="225.125">
            <text:p>225.125</text:p>
          </table:table-cell>
          <table:table-cell office:value-type="float" office:value="451.5">
            <text:p>451.5</text:p>
          </table:table-cell>
          <table:table-cell office:value-type="float" office:value="1173.625">
            <text:p>1173.625</text:p>
          </table:table-cell>
          <table:table-cell office:value-type="float" office:value="0.0162135397911415">
            <text:p>0.0162135398</text:p>
          </table:table-cell>
          <table:table-cell office:value-type="float" office:value="0.0224973840251134">
            <text:p>0.022497384</text:p>
          </table:table-cell>
          <table:table-cell office:value-type="float" office:value="0.0407905255109134">
            <text:p>0.0407905255</text:p>
          </table:table-cell>
          <table:table-cell office:value-type="float" office:value="1.05726263185921">
            <text:p>1.0572626319</text:p>
          </table:table-cell>
          <table:table-cell office:value-type="float" office:value="1.07973286337232">
            <text:p>1.0797328634</text:p>
          </table:table-cell>
          <table:table-cell office:value-type="float" office:value="1.14602801855225">
            <text:p>1.1460280186</text:p>
          </table:table-cell>
          <table:table-cell office:value-type="float" office:value="0">
            <text:p>0</text:p>
          </table:table-cell>
          <table:table-cell office:value-type="float" office:value="31.1554120172822">
            <text:p>31.1554120173</text:p>
          </table:table-cell>
          <table:table-cell office:value-type="float" office:value="17.3371118121251">
            <text:p>17.337111812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4444">
            <text:p>14444</text:p>
          </table:table-cell>
          <table:table-cell office:value-type="float" office:value="18791">
            <text:p>18791</text:p>
          </table:table-cell>
          <table:table-cell office:value-type="float" office:value="30513">
            <text:p>30513</text:p>
          </table:table-cell>
          <table:table-cell office:value-type="float" office:value="202.5">
            <text:p>202.5</text:p>
          </table:table-cell>
          <table:table-cell office:value-type="float" office:value="569.625">
            <text:p>569.625</text:p>
          </table:table-cell>
          <table:table-cell office:value-type="float" office:value="1622.625">
            <text:p>1622.625</text:p>
          </table:table-cell>
          <table:table-cell office:value-type="float" office:value="0.0140196621434506">
            <text:p>0.0140196621</text:p>
          </table:table-cell>
          <table:table-cell office:value-type="float" office:value="0.030313714012027">
            <text:p>0.030313714</text:p>
          </table:table-cell>
          <table:table-cell office:value-type="float" office:value="0.0531781535738865">
            <text:p>0.0531781536</text:p>
          </table:table-cell>
          <table:table-cell office:value-type="float" office:value="1.04945405731825">
            <text:p>1.0494540573</text:p>
          </table:table-cell>
          <table:table-cell office:value-type="float" office:value="1.10789908470621">
            <text:p>1.1078990847</text:p>
          </table:table-cell>
          <table:table-cell office:value-type="float" office:value="1.19166625290296">
            <text:p>1.1916662529</text:p>
          </table:table-cell>
          <table:table-cell office:value-type="float" office:value="0">
            <text:p>0</text:p>
          </table:table-cell>
          <table:table-cell office:value-type="float" office:value="23.2106439810539">
            <text:p>23.2106439811</text:p>
          </table:table-cell>
          <table:table-cell office:value-type="float" office:value="13.3780158166135">
            <text:p>13.378015816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14528">
            <text:p>14528</text:p>
          </table:table-cell>
          <table:table-cell office:value-type="float" office:value="20264">
            <text:p>20264</text:p>
          </table:table-cell>
          <table:table-cell office:value-type="float" office:value="34081">
            <text:p>34081</text:p>
          </table:table-cell>
          <table:table-cell office:value-type="float" office:value="633">
            <text:p>633</text:p>
          </table:table-cell>
          <table:table-cell office:value-type="float" office:value="1078.875">
            <text:p>1078.875</text:p>
          </table:table-cell>
          <table:table-cell office:value-type="float" office:value="1793.75">
            <text:p>1793.75</text:p>
          </table:table-cell>
          <table:table-cell office:value-type="float" office:value="0.0435710352422908">
            <text:p>0.0435710352</text:p>
          </table:table-cell>
          <table:table-cell office:value-type="float" office:value="0.0532409692064745">
            <text:p>0.0532409692</text:p>
          </table:table-cell>
          <table:table-cell office:value-type="float" office:value="0.0526319650245005">
            <text:p>0.052631965</text:p>
          </table:table-cell>
          <table:table-cell office:value-type="float" office:value="1.1562195561677">
            <text:p>1.1562195562</text:p>
          </table:table-cell>
          <table:table-cell office:value-type="float" office:value="1.19189920979467">
            <text:p>1.1918992098</text:p>
          </table:table-cell>
          <table:table-cell office:value-type="float" office:value="1.18964132012074">
            <text:p>1.1896413201</text:p>
          </table:table-cell>
          <table:table-cell office:value-type="float" office:value="16.2525497462431">
            <text:p>16.2525497462</text:p>
          </table:table-cell>
          <table:table-cell office:value-type="float" office:value="13.3626338714805">
            <text:p>13.3626338715</text:p>
          </table:table-cell>
          <table:table-cell office:value-type="float" office:value="13.5133107069032">
            <text:p>13.513310706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637">
            <text:p>637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5800">
            <text:p>15800</text:p>
          </table:table-cell>
          <table:table-cell office:value-type="float" office:value="21513">
            <text:p>21513</text:p>
          </table:table-cell>
          <table:table-cell office:value-type="float" office:value="36192">
            <text:p>36192</text:p>
          </table:table-cell>
          <table:table-cell office:value-type="float" office:value="355.5">
            <text:p>355.5</text:p>
          </table:table-cell>
          <table:table-cell office:value-type="float" office:value="1094.875">
            <text:p>1094.875</text:p>
          </table:table-cell>
          <table:table-cell office:value-type="float" office:value="1713.75">
            <text:p>1713.75</text:p>
          </table:table-cell>
          <table:table-cell office:value-type="float" office:value="0.0225">
            <text:p>0.0225</text:p>
          </table:table-cell>
          <table:table-cell office:value-type="float" office:value="0.0508936457025984">
            <text:p>0.0508936457</text:p>
          </table:table-cell>
          <table:table-cell office:value-type="float" office:value="0.047351624668435">
            <text:p>0.0473516247</text:p>
          </table:table-cell>
          <table:table-cell office:value-type="float" office:value="1.07974225">
            <text:p>1.07974225</text:p>
          </table:table-cell>
          <table:table-cell office:value-type="float" office:value="1.18320447977798">
            <text:p>1.1832044798</text:p>
          </table:table-cell>
          <table:table-cell office:value-type="float" office:value="1.17012535200265">
            <text:p>1.170125352</text:p>
          </table:table-cell>
          <table:table-cell office:value-type="float" office:value="31.1518297135341">
            <text:p>31.1518297135</text:p>
          </table:table-cell>
          <table:table-cell office:value-type="float" office:value="13.9632293839609">
            <text:p>13.963229384</text:p>
          </table:table-cell>
          <table:table-cell office:value-type="float" office:value="14.9821990748647">
            <text:p>14.982199074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15760">
            <text:p>15760</text:p>
          </table:table-cell>
          <table:table-cell office:value-type="float" office:value="21580">
            <text:p>21580</text:p>
          </table:table-cell>
          <table:table-cell office:value-type="float" office:value="36017">
            <text:p>36017</text:p>
          </table:table-cell>
          <table:table-cell office:value-type="float" office:value="359.875">
            <text:p>359.875</text:p>
          </table:table-cell>
          <table:table-cell office:value-type="float" office:value="1205.625">
            <text:p>1205.625</text:p>
          </table:table-cell>
          <table:table-cell office:value-type="float" office:value="2041.875">
            <text:p>2041.875</text:p>
          </table:table-cell>
          <table:table-cell office:value-type="float" office:value="0.0228347081218274">
            <text:p>0.0228347081</text:p>
          </table:table-cell>
          <table:table-cell office:value-type="float" office:value="0.0558677015755329">
            <text:p>0.0558677016</text:p>
          </table:table-cell>
          <table:table-cell office:value-type="float" office:value="0.0566919787877947">
            <text:p>0.0566919788</text:p>
          </table:table-cell>
          <table:table-cell office:value-type="float" office:value="1.08094346926061">
            <text:p>1.0809434693</text:p>
          </table:table-cell>
          <table:table-cell office:value-type="float" office:value="1.20165450766986">
            <text:p>1.2016545077</text:p>
          </table:table-cell>
          <table:table-cell office:value-type="float" office:value="1.20472132745668">
            <text:p>1.2047213275</text:p>
          </table:table-cell>
          <table:table-cell office:value-type="float" office:value="30.7002526133712">
            <text:p>30.7002526134</text:p>
          </table:table-cell>
          <table:table-cell office:value-type="float" office:value="12.750372890242">
            <text:p>12.7503728902</text:p>
          </table:table-cell>
          <table:table-cell office:value-type="float" office:value="12.5699362119549">
            <text:p>12.56993621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15092">
            <text:p>15092</text:p>
          </table:table-cell>
          <table:table-cell office:value-type="float" office:value="22884">
            <text:p>22884</text:p>
          </table:table-cell>
          <table:table-cell office:value-type="float" office:value="37937">
            <text:p>37937</text:p>
          </table:table-cell>
          <table:table-cell office:value-type="float" office:value="493.75">
            <text:p>493.75</text:p>
          </table:table-cell>
          <table:table-cell office:value-type="float" office:value="1233.875">
            <text:p>1233.875</text:p>
          </table:table-cell>
          <table:table-cell office:value-type="float" office:value="1991.25">
            <text:p>1991.25</text:p>
          </table:table-cell>
          <table:table-cell office:value-type="float" office:value="0.0327160084813146">
            <text:p>0.0327160085</text:p>
          </table:table-cell>
          <table:table-cell office:value-type="float" office:value="0.0539186768047544">
            <text:p>0.0539186768</text:p>
          </table:table-cell>
          <table:table-cell office:value-type="float" office:value="0.0524883359253499">
            <text:p>0.0524883359</text:p>
          </table:table-cell>
          <table:table-cell office:value-type="float" office:value="1.11660389061806">
            <text:p>1.1166038906</text:p>
          </table:table-cell>
          <table:table-cell office:value-type="float" office:value="1.19441352728506">
            <text:p>1.1944135273</text:p>
          </table:table-cell>
          <table:table-cell office:value-type="float" office:value="1.18910902553882">
            <text:p>1.1891090255</text:p>
          </table:table-cell>
          <table:table-cell office:value-type="float" office:value="21.5315034911781">
            <text:p>21.5315034912</text:p>
          </table:table-cell>
          <table:table-cell office:value-type="float" office:value="13.1989592962177">
            <text:p>13.1989592962</text:p>
          </table:table-cell>
          <table:table-cell office:value-type="float" office:value="13.5493561587258">
            <text:p>13.549356158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14453">
            <text:p>14453</text:p>
          </table:table-cell>
          <table:table-cell office:value-type="float" office:value="24449">
            <text:p>24449</text:p>
          </table:table-cell>
          <table:table-cell office:value-type="float" office:value="39062">
            <text:p>39062</text:p>
          </table:table-cell>
          <table:table-cell office:value-type="float" office:value="641.75">
            <text:p>641.75</text:p>
          </table:table-cell>
          <table:table-cell office:value-type="float" office:value="1039.75">
            <text:p>1039.75</text:p>
          </table:table-cell>
          <table:table-cell office:value-type="float" office:value="1567.75">
            <text:p>1567.75</text:p>
          </table:table-cell>
          <table:table-cell office:value-type="float" office:value="0.0444025461841832">
            <text:p>0.0444025462</text:p>
          </table:table-cell>
          <table:table-cell office:value-type="float" office:value="0.0425273017301321">
            <text:p>0.0425273017</text:p>
          </table:table-cell>
          <table:table-cell office:value-type="float" office:value="0.0401349137268957">
            <text:p>0.0401349137</text:p>
          </table:table-cell>
          <table:table-cell office:value-type="float" office:value="1.15927322041561">
            <text:p>1.1592732204</text:p>
          </table:table-cell>
          <table:table-cell office:value-type="float" office:value="1.15239035598466">
            <text:p>1.152390356</text:p>
          </table:table-cell>
          <table:table-cell office:value-type="float" office:value="1.14362938819187">
            <text:p>1.1436293882</text:p>
          </table:table-cell>
          <table:table-cell office:value-type="float" office:value="15.9545919644577">
            <text:p>15.9545919645</text:p>
          </table:table-cell>
          <table:table-cell office:value-type="float" office:value="16.6430431159692">
            <text:p>16.643043116</text:p>
          </table:table-cell>
          <table:table-cell office:value-type="float" office:value="17.6147297442423">
            <text:p>17.614729744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table:number-columns-repeated="2" office:value-type="float" office:value="342">
            <text:p>342</text:p>
          </table:table-cell>
          <table:table-cell office:value-type="float" office:value="15939">
            <text:p>15939</text:p>
          </table:table-cell>
          <table:table-cell office:value-type="float" office:value="26841">
            <text:p>26841</text:p>
          </table:table-cell>
          <table:table-cell office:value-type="float" office:value="41282">
            <text:p>41282</text:p>
          </table:table-cell>
          <table:table-cell office:value-type="float" office:value="691.875">
            <text:p>691.875</text:p>
          </table:table-cell>
          <table:table-cell office:value-type="float" office:value="1104.875">
            <text:p>1104.875</text:p>
          </table:table-cell>
          <table:table-cell office:value-type="float" office:value="1013.625">
            <text:p>1013.625</text:p>
          </table:table-cell>
          <table:table-cell office:value-type="float" office:value="0.0434076792772445">
            <text:p>0.0434076793</text:p>
          </table:table-cell>
          <table:table-cell office:value-type="float" office:value="0.0411637047800007">
            <text:p>0.0411637048</text:p>
          </table:table-cell>
          <table:table-cell office:value-type="float" office:value="0.0245536795697883">
            <text:p>0.0245536796</text:p>
          </table:table-cell>
          <table:table-cell office:value-type="float" office:value="1.15561996164602">
            <text:p>1.1556199616</text:p>
          </table:table-cell>
          <table:table-cell office:value-type="float" office:value="1.14739408988878">
            <text:p>1.1473940899</text:p>
          </table:table-cell>
          <table:table-cell office:value-type="float" office:value="1.08711952952787">
            <text:p>1.0871195295</text:p>
          </table:table-cell>
          <table:table-cell office:value-type="float" office:value="16.3124269619841">
            <text:p>16.312426962</text:p>
          </table:table-cell>
          <table:table-cell office:value-type="float" office:value="17.1830384417008">
            <text:p>17.1830384417</text:p>
          </table:table-cell>
          <table:table-cell office:value-type="float" office:value="28.5750423900301">
            <text:p>28.5750423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6930">
            <text:p>16930</text:p>
          </table:table-cell>
          <table:table-cell office:value-type="float" office:value="26840">
            <text:p>26840</text:p>
          </table:table-cell>
          <table:table-cell office:value-type="float" office:value="44493">
            <text:p>44493</text:p>
          </table:table-cell>
          <table:table-cell office:value-type="float" office:value="730.75">
            <text:p>730.75</text:p>
          </table:table-cell>
          <table:table-cell office:value-type="float" office:value="1435.5">
            <text:p>1435.5</text:p>
          </table:table-cell>
          <table:table-cell office:value-type="float" office:value="946.5">
            <text:p>946.5</text:p>
          </table:table-cell>
          <table:table-cell office:value-type="float" office:value="0.0431630242173656">
            <text:p>0.0431630242</text:p>
          </table:table-cell>
          <table:table-cell office:value-type="float" office:value="0.0534836065573771">
            <text:p>0.0534836066</text:p>
          </table:table-cell>
          <table:table-cell office:value-type="float" office:value="0.0212730092374081">
            <text:p>0.0212730092</text:p>
          </table:table-cell>
          <table:table-cell office:value-type="float" office:value="1.15472215621357">
            <text:p>1.1547221562</text:p>
          </table:table-cell>
          <table:table-cell office:value-type="float" office:value="1.19279919544477">
            <text:p>1.1927991954</text:p>
          </table:table-cell>
          <table:table-cell office:value-type="float" office:value="1.07534251253808">
            <text:p>1.0753425125</text:p>
          </table:table-cell>
          <table:table-cell office:value-type="float" office:value="16.4029514784516">
            <text:p>16.4029514785</text:p>
          </table:table-cell>
          <table:table-cell office:value-type="float" office:value="13.3035574352344">
            <text:p>13.3035574352</text:p>
          </table:table-cell>
          <table:table-cell office:value-type="float" office:value="32.9287676457489">
            <text:p>32.928767645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7989">
            <text:p>17989</text:p>
          </table:table-cell>
          <table:table-cell office:value-type="float" office:value="28158">
            <text:p>28158</text:p>
          </table:table-cell>
          <table:table-cell office:value-type="float" office:value="46939">
            <text:p>46939</text:p>
          </table:table-cell>
          <table:table-cell office:value-type="float" office:value="893.625">
            <text:p>893.625</text:p>
          </table:table-cell>
          <table:table-cell office:value-type="float" office:value="595.25">
            <text:p>595.25</text:p>
          </table:table-cell>
          <table:table-cell office:value-type="float" office:value="967.875">
            <text:p>967.875</text:p>
          </table:table-cell>
          <table:table-cell office:value-type="float" office:value="0.0496761910056145">
            <text:p>0.049676191</text:p>
          </table:table-cell>
          <table:table-cell office:value-type="float" office:value="0.0211396405994744">
            <text:p>0.0211396406</text:p>
          </table:table-cell>
          <table:table-cell office:value-type="float" office:value="0.0206198470355142">
            <text:p>0.020619847</text:p>
          </table:table-cell>
          <table:table-cell office:value-type="float" office:value="1.17870340746719">
            <text:p>1.1787034075</text:p>
          </table:table-cell>
          <table:table-cell office:value-type="float" office:value="1.07486463553132">
            <text:p>1.0748646355</text:p>
          </table:table-cell>
          <table:table-cell office:value-type="float" office:value="1.07300281368416">
            <text:p>1.0730028137</text:p>
          </table:table-cell>
          <table:table-cell office:value-type="float" office:value="14.2970810277747">
            <text:p>14.2970810278</text:p>
          </table:table-cell>
          <table:table-cell office:value-type="float" office:value="33.1343418346566">
            <text:p>33.1343418347</text:p>
          </table:table-cell>
          <table:table-cell office:value-type="float" office:value="33.9609292186978">
            <text:p>33.960929218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19964">
            <text:p>19964</text:p>
          </table:table-cell>
          <table:table-cell office:value-type="float" office:value="29134">
            <text:p>29134</text:p>
          </table:table-cell>
          <table:table-cell office:value-type="float" office:value="46164">
            <text:p>46164</text:p>
          </table:table-cell>
          <table:table-cell office:value-type="float" office:value="1110.375">
            <text:p>1110.375</text:p>
          </table:table-cell>
          <table:table-cell office:value-type="float" office:value="1113">
            <text:p>1113</text:p>
          </table:table-cell>
          <table:table-cell office:value-type="float" office:value="838.5">
            <text:p>838.5</text:p>
          </table:table-cell>
          <table:table-cell office:value-type="float" office:value="0.0556188639551192">
            <text:p>0.055618864</text:p>
          </table:table-cell>
          <table:table-cell office:value-type="float" office:value="0.0382027871215762">
            <text:p>0.0382027871</text:p>
          </table:table-cell>
          <table:table-cell office:value-type="float" office:value="0.0181635040291136">
            <text:p>0.018163504</text:p>
          </table:table-cell>
          <table:table-cell office:value-type="float" office:value="1.20072920157713">
            <text:p>1.2007292016</text:p>
          </table:table-cell>
          <table:table-cell office:value-type="float" office:value="1.13657028269548">
            <text:p>1.1365702827</text:p>
          </table:table-cell>
          <table:table-cell office:value-type="float" office:value="1.06421889334398">
            <text:p>1.0642188933</text:p>
          </table:table-cell>
          <table:table-cell office:value-type="float" office:value="12.8058948865004">
            <text:p>12.8058948865</text:p>
          </table:table-cell>
          <table:table-cell office:value-type="float" office:value="18.4882984174777">
            <text:p>18.48829841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548">
            <text:p>548</text:p>
          </table:table-cell>
          <table:table-cell table:number-columns-repeated="2" office:value-type="float" office:value="410">
            <text:p>410</text:p>
          </table:table-cell>
          <table:table-cell office:value-type="float" office:value="21306">
            <text:p>21306</text:p>
          </table:table-cell>
          <table:table-cell office:value-type="float" office:value="30650">
            <text:p>30650</text:p>
          </table:table-cell>
          <table:table-cell office:value-type="float" office:value="44206">
            <text:p>44206</text:p>
          </table:table-cell>
          <table:table-cell office:value-type="float" office:value="1057.75">
            <text:p>1057.75</text:p>
          </table:table-cell>
          <table:table-cell office:value-type="float" office:value="716.25">
            <text:p>716.25</text:p>
          </table:table-cell>
          <table:table-cell office:value-type="float" office:value="865.625">
            <text:p>865.625</text:p>
          </table:table-cell>
          <table:table-cell office:value-type="float" office:value="0.0496456397258988">
            <text:p>0.0496456397</text:p>
          </table:table-cell>
          <table:table-cell office:value-type="float" office:value="0.0233686786296901">
            <text:p>0.0233686786</text:p>
          </table:table-cell>
          <table:table-cell office:value-type="float" office:value="0.0195816178799258">
            <text:p>0.0195816179</text:p>
          </table:table-cell>
          <table:table-cell office:value-type="float" office:value="1.17859053054648">
            <text:p>1.1785905305</text:p>
          </table:table-cell>
          <table:table-cell office:value-type="float" office:value="1.08286072168007">
            <text:p>1.0828607217</text:p>
          </table:table-cell>
          <table:table-cell office:value-type="float" office:value="1.06928720450698">
            <text:p>1.0692872045</text:p>
          </table:table-cell>
          <table:table-cell office:value-type="float" office:value="14.3056693925454">
            <text:p>14.3056693925</text:p>
          </table:table-cell>
          <table:table-cell office:value-type="float" office:value="30.0066160365143">
            <text:p>30.0066160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368">
            <text:p>368</text:p>
          </table:table-cell>
          <table:table-cell office:value-type="float" office:value="21256">
            <text:p>21256</text:p>
          </table:table-cell>
          <table:table-cell office:value-type="float" office:value="33017">
            <text:p>33017</text:p>
          </table:table-cell>
          <table:table-cell office:value-type="float" office:value="44613">
            <text:p>44613</text:p>
          </table:table-cell>
          <table:table-cell office:value-type="float" office:value="1095.625">
            <text:p>1095.625</text:p>
          </table:table-cell>
          <table:table-cell office:value-type="float" office:value="727.875">
            <text:p>727.875</text:p>
          </table:table-cell>
          <table:table-cell office:value-type="float" office:value="797.375">
            <text:p>797.375</text:p>
          </table:table-cell>
          <table:table-cell office:value-type="float" office:value="0.0515442698532179">
            <text:p>0.0515442699</text:p>
          </table:table-cell>
          <table:table-cell office:value-type="float" office:value="0.0220454614289608">
            <text:p>0.0220454614</text:p>
          </table:table-cell>
          <table:table-cell office:value-type="float" office:value="0.0178731535651043">
            <text:p>0.0178731536</text:p>
          </table:table-cell>
          <table:table-cell office:value-type="float" office:value="1.18561229552548">
            <text:p>1.1856122955</text:p>
          </table:table-cell>
          <table:table-cell office:value-type="float" office:value="1.07811167964581">
            <text:p>1.0781116796</text:p>
          </table:table-cell>
          <table:table-cell office:value-type="float" office:value="1.06318215872985">
            <text:p>1.0631821587</text:p>
          </table:table-cell>
          <table:table-cell office:value-type="float" office:value="13.7912794632641">
            <text:p>13.7912794633</text:p>
          </table:table-cell>
          <table:table-cell office:value-type="float" office:value="31.7870319984022">
            <text:p>31.78703199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587">
            <text:p>587</text:p>
          </table:table-cell>
          <table:table-cell office:value-type="float" office:value="22208">
            <text:p>22208</text:p>
          </table:table-cell>
          <table:table-cell office:value-type="float" office:value="33970">
            <text:p>33970</text:p>
          </table:table-cell>
          <table:table-cell office:value-type="float" office:value="46575">
            <text:p>46575</text:p>
          </table:table-cell>
          <table:table-cell office:value-type="float" office:value="1167.75">
            <text:p>1167.75</text:p>
          </table:table-cell>
          <table:table-cell office:value-type="float" office:value="5.75">
            <text:p>5.75</text:p>
          </table:table-cell>
          <table:table-cell office:value-type="float" office:value="945.5">
            <text:p>945.5</text:p>
          </table:table-cell>
          <table:table-cell office:value-type="float" office:value="0.0525824027377522">
            <text:p>0.0525824027</text:p>
          </table:table-cell>
          <table:table-cell office:value-type="float" office:value="0.000169267000294377">
            <text:p>0.000169267</text:p>
          </table:table-cell>
          <table:table-cell office:value-type="float" office:value="0.020300590445518">
            <text:p>0.0203005904</text:p>
          </table:table-cell>
          <table:table-cell office:value-type="float" office:value="1.18945763137438">
            <text:p>1.1894576314</text:p>
          </table:table-cell>
          <table:table-cell office:value-type="float" office:value="1.00059249065761">
            <text:p>1.0005924907</text:p>
          </table:table-cell>
          <table:table-cell office:value-type="float" office:value="1.07185980994529">
            <text:p>1.0718598099</text:p>
          </table:table-cell>
          <table:table-cell office:value-type="float" office:value="13.5257267129696">
            <text:p>13.525726713</text:p>
          </table:table-cell>
          <table:table-cell office:value-type="float" office:value="0">
            <text:p>0</text:p>
          </table:table-cell>
          <table:table-cell office:value-type="float" office:value="34.4896009246457">
            <text:p>34.489600924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4150">
            <text:p>34150</text:p>
          </table:table-cell>
          <table:table-cell office:value-type="float" office:value="46179">
            <text:p>46179</text:p>
          </table:table-cell>
          <table:table-cell office:value-type="float" office:value="739.375">
            <text:p>739.375</text:p>
          </table:table-cell>
          <table:table-cell office:value-type="float" office:value="511">
            <text:p>511</text:p>
          </table:table-cell>
          <table:table-cell office:value-type="float" office:value="-202.375">
            <text:p>-202.375</text:p>
          </table:table-cell>
          <table:table-cell office:value-type="float" office:value="0.031730109003519">
            <text:p>0.031730109</text:p>
          </table:table-cell>
          <table:table-cell office:value-type="float" office:value="0.0149633967789165">
            <text:p>0.0149633968</text:p>
          </table:table-cell>
          <table:table-cell office:value-type="float" office:value="-0.00438240325689166">
            <text:p>-0.0043824033</text:p>
          </table:table-cell>
          <table:table-cell office:value-type="float" office:value="1.11302870915437">
            <text:p>1.1130287092</text:p>
          </table:table-cell>
          <table:table-cell office:value-type="float" office:value="1.05281073908281">
            <text:p>1.0528107391</text:p>
          </table:table-cell>
          <table:table-cell office:value-type="float" office:value="0.984699231299159">
            <text:p>0.9846992313</text:p>
          </table:table-cell>
          <table:table-cell office:value-type="float" office:value="22.1898622453931">
            <text:p>22.18986224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6">
            <text:p>626</text:p>
          </table:table-cell>
          <table:table-cell office:value-type="float" office:value="24378">
            <text:p>24378</text:p>
          </table:table-cell>
          <table:table-cell office:value-type="float" office:value="32860">
            <text:p>32860</text:p>
          </table:table-cell>
          <table:table-cell office:value-type="float" office:value="48530">
            <text:p>48530</text:p>
          </table:table-cell>
          <table:table-cell office:value-type="float" office:value="419.375">
            <text:p>419.375</text:p>
          </table:table-cell>
          <table:table-cell office:value-type="float" office:value="463.375">
            <text:p>463.375</text:p>
          </table:table-cell>
          <table:table-cell office:value-type="float" office:value="-264">
            <text:p>-264</text:p>
          </table:table-cell>
          <table:table-cell office:value-type="float" office:value="0.0172030109114776">
            <text:p>0.0172030109</text:p>
          </table:table-cell>
          <table:table-cell office:value-type="float" office:value="0.0141014911746805">
            <text:p>0.0141014912</text:p>
          </table:table-cell>
          <table:table-cell office:value-type="float" office:value="-0.00543993406140532">
            <text:p>-0.0054399341</text:p>
          </table:table-cell>
          <table:table-cell office:value-type="float" office:value="1.06079058761564">
            <text:p>1.0607905876</text:p>
          </table:table-cell>
          <table:table-cell office:value-type="float" office:value="1.04974496913595">
            <text:p>1.0497449691</text:p>
          </table:table-cell>
          <table:table-cell office:value-type="float" office:value="0.981018232834963">
            <text:p>0.98101823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913">
            <text:p>913</text:p>
          </table:table-cell>
          <table:table-cell office:value-type="float" office:value="658">
            <text:p>658</text:p>
          </table:table-cell>
          <table:table-cell office:value-type="float" office:value="502">
            <text:p>502</text:p>
          </table:table-cell>
          <table:table-cell office:value-type="float" office:value="26032">
            <text:p>26032</text:p>
          </table:table-cell>
          <table:table-cell office:value-type="float" office:value="33058">
            <text:p>33058</text:p>
          </table:table-cell>
          <table:table-cell office:value-type="float" office:value="50396">
            <text:p>50396</text:p>
          </table:table-cell>
          <table:table-cell office:value-type="float" office:value="604.25">
            <text:p>604.25</text:p>
          </table:table-cell>
          <table:table-cell office:value-type="float" office:value="368.125">
            <text:p>368.125</text:p>
          </table:table-cell>
          <table:table-cell office:value-type="float" office:value="-52">
            <text:p>-52</text:p>
          </table:table-cell>
          <table:table-cell office:value-type="float" office:value="0.0232118162261832">
            <text:p>0.0232118162</text:p>
          </table:table-cell>
          <table:table-cell office:value-type="float" office:value="0.0111357311392099">
            <text:p>0.0111357311</text:p>
          </table:table-cell>
          <table:table-cell office:value-type="float" office:value="-0.00103182792285102">
            <text:p>-0.0010318279</text:p>
          </table:table-cell>
          <table:table-cell office:value-type="float" office:value="1.08229738208018">
            <text:p>1.0822973821</text:p>
          </table:table-cell>
          <table:table-cell office:value-type="float" office:value="1.03921810782292">
            <text:p>1.0392181078</text:p>
          </table:table-cell>
          <table:table-cell office:value-type="float" office:value="0.996390689020992">
            <text:p>0.996390689</text:p>
          </table:table-cell>
          <table:table-cell office:value-type="float" office:value="30.2070725765718">
            <text:p>30.20707257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757">
            <text:p>757</text:p>
          </table:table-cell>
          <table:table-cell office:value-type="float" office:value="25646">
            <text:p>25646</text:p>
          </table:table-cell>
          <table:table-cell office:value-type="float" office:value="34666">
            <text:p>34666</text:p>
          </table:table-cell>
          <table:table-cell office:value-type="float" office:value="48465">
            <text:p>48465</text:p>
          </table:table-cell>
          <table:table-cell office:value-type="float" office:value="-76.5">
            <text:p>-76.5</text:p>
          </table:table-cell>
          <table:table-cell office:value-type="float" office:value="-201.125">
            <text:p>-201.125</text:p>
          </table:table-cell>
          <table:table-cell office:value-type="float" office:value="69.125">
            <text:p>69.125</text:p>
          </table:table-cell>
          <table:table-cell office:value-type="float" office:value="-0.00298292131326523">
            <text:p>-0.0029829213</text:p>
          </table:table-cell>
          <table:table-cell office:value-type="float" office:value="-0.00580179426527433">
            <text:p>-0.0058017943</text:p>
          </table:table-cell>
          <table:table-cell office:value-type="float" office:value="0.00142628701124523">
            <text:p>0.001426287</text:p>
          </table:table-cell>
          <table:table-cell office:value-type="float" office:value="0.989577215129911">
            <text:p>0.9895772151</text:p>
          </table:table-cell>
          <table:table-cell office:value-type="float" office:value="0.979759695272265">
            <text:p>0.9797596953</text:p>
          </table:table-cell>
          <table:table-cell office:value-type="float" office:value="1.00499599175685">
            <text:p>1.00499599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85">
            <text:p>585</text:p>
          </table:table-cell>
          <table:table-cell office:value-type="float" office:value="25395">
            <text:p>25395</text:p>
          </table:table-cell>
          <table:table-cell office:value-type="float" office:value="33860">
            <text:p>33860</text:p>
          </table:table-cell>
          <table:table-cell office:value-type="float" office:value="46325">
            <text:p>46325</text:p>
          </table:table-cell>
          <table:table-cell office:value-type="float" office:value="-40">
            <text:p>-40</text:p>
          </table:table-cell>
          <table:table-cell office:value-type="float" office:value="-9">
            <text:p>-9</text:p>
          </table:table-cell>
          <table:table-cell office:value-type="float" office:value="-72.5">
            <text:p>-72.5</text:p>
          </table:table-cell>
          <table:table-cell office:value-type="float" office:value="-0.00157511321126206">
            <text:p>-0.0015751132</text:p>
          </table:table-cell>
          <table:table-cell office:value-type="float" office:value="-0.000265800354400473">
            <text:p>-0.0002658004</text:p>
          </table:table-cell>
          <table:table-cell office:value-type="float" office:value="-0.00156502968159741">
            <text:p>-0.0015650297</text:p>
          </table:table-cell>
          <table:table-cell office:value-type="float" office:value="0.994491966484574">
            <text:p>0.9944919665</text:p>
          </table:table-cell>
          <table:table-cell office:value-type="float" office:value="0.999069837233262">
            <text:p>0.9990698372</text:p>
          </table:table-cell>
          <table:table-cell office:value-type="float" office:value="0.994527196777501">
            <text:p>0.9945271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792">
            <text:p>792</text:p>
          </table:table-cell>
          <table:table-cell office:value-type="float" office:value="23630">
            <text:p>23630</text:p>
          </table:table-cell>
          <table:table-cell office:value-type="float" office:value="32542">
            <text:p>32542</text:p>
          </table:table-cell>
          <table:table-cell office:value-type="float" office:value="48122">
            <text:p>48122</text:p>
          </table:table-cell>
          <table:table-cell office:value-type="float" office:value="-123.5">
            <text:p>-123.5</text:p>
          </table:table-cell>
          <table:table-cell office:value-type="float" office:value="652">
            <text:p>652</text:p>
          </table:table-cell>
          <table:table-cell office:value-type="float" office:value="-460.625">
            <text:p>-460.625</text:p>
          </table:table-cell>
          <table:table-cell office:value-type="float" office:value="-0.00522640710960643">
            <text:p>-0.0052264071</text:p>
          </table:table-cell>
          <table:table-cell office:value-type="float" office:value="0.0200356462417799">
            <text:p>0.0200356462</text:p>
          </table:table-cell>
          <table:table-cell office:value-type="float" office:value="-0.00957202526910769">
            <text:p>-0.0095720253</text:p>
          </table:table-cell>
          <table:table-cell office:value-type="float" office:value="0.981761113165677">
            <text:p>0.9817611132</text:p>
          </table:table-cell>
          <table:table-cell office:value-type="float" office:value="1.07091155900207">
            <text:p>1.070911559</text:p>
          </table:table-cell>
          <table:table-cell office:value-type="float" office:value="0.966677493946918">
            <text:p>0.9666774939</text:p>
          </table:table-cell>
          <table:table-cell office:value-type="float" office:value="0">
            <text:p>0</text:p>
          </table:table-cell>
          <table:table-cell office:value-type="float" office:value="34.9411264305734">
            <text:p>34.9411264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4780">
            <text:p>24780</text:p>
          </table:table-cell>
          <table:table-cell office:value-type="float" office:value="33142">
            <text:p>33142</text:p>
          </table:table-cell>
          <table:table-cell office:value-type="float" office:value="50468">
            <text:p>50468</text:p>
          </table:table-cell>
          <table:table-cell office:value-type="float" office:value="137">
            <text:p>137</text:p>
          </table:table-cell>
          <table:table-cell office:value-type="float" office:value="471.75">
            <text:p>471.75</text:p>
          </table:table-cell>
          <table:table-cell office:value-type="float" office:value="-147.75">
            <text:p>-147.75</text:p>
          </table:table-cell>
          <table:table-cell office:value-type="float" office:value="0.00552865213882163">
            <text:p>0.0055286521</text:p>
          </table:table-cell>
          <table:table-cell office:value-type="float" office:value="0.0142342043328707">
            <text:p>0.0142342043</text:p>
          </table:table-cell>
          <table:table-cell office:value-type="float" office:value="-0.0029275976856622">
            <text:p>-0.0029275977</text:p>
          </table:table-cell>
          <table:table-cell office:value-type="float" office:value="1.01941019183504">
            <text:p>1.0194101918</text:p>
          </table:table-cell>
          <table:table-cell office:value-type="float" office:value="1.05021683580811">
            <text:p>1.0502168358</text:p>
          </table:table-cell>
          <table:table-cell office:value-type="float" office:value="0.989770206923472">
            <text:p>0.9897702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25358">
            <text:p>25358</text:p>
          </table:table-cell>
          <table:table-cell office:value-type="float" office:value="33613">
            <text:p>33613</text:p>
          </table:table-cell>
          <table:table-cell office:value-type="float" office:value="48251">
            <text:p>48251</text:p>
          </table:table-cell>
          <table:table-cell office:value-type="float" office:value="69">
            <text:p>69</text:p>
          </table:table-cell>
          <table:table-cell office:value-type="float" office:value="-101.5">
            <text:p>-101.5</text:p>
          </table:table-cell>
          <table:table-cell office:value-type="float" office:value="-249.5">
            <text:p>-249.5</text:p>
          </table:table-cell>
          <table:table-cell office:value-type="float" office:value="0.00272103478192286">
            <text:p>0.0027210348</text:p>
          </table:table-cell>
          <table:table-cell office:value-type="float" office:value="-0.00301966501056139">
            <text:p>-0.003019665</text:p>
          </table:table-cell>
          <table:table-cell office:value-type="float" office:value="-0.00517087728751736">
            <text:p>-0.0051708773</text:p>
          </table:table-cell>
          <table:table-cell office:value-type="float" office:value="1.00953813363609">
            <text:p>1.0095381336</text:p>
          </table:table-cell>
          <table:table-cell office:value-type="float" office:value="0.989449044481516">
            <text:p>0.9894490445</text:p>
          </table:table-cell>
          <table:table-cell office:value-type="float" office:value="0.981954335918657">
            <text:p>0.98195433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901">
            <text:p>901</text:p>
          </table:table-cell>
          <table:table-cell office:value-type="float" office:value="25032">
            <text:p>25032</text:p>
          </table:table-cell>
          <table:table-cell office:value-type="float" office:value="33608">
            <text:p>33608</text:p>
          </table:table-cell>
          <table:table-cell office:value-type="float" office:value="48951">
            <text:p>48951</text:p>
          </table:table-cell>
          <table:table-cell office:value-type="float" office:value="130.375">
            <text:p>130.375</text:p>
          </table:table-cell>
          <table:table-cell office:value-type="float" office:value="112">
            <text:p>112</text:p>
          </table:table-cell>
          <table:table-cell office:value-type="float" office:value="555.375">
            <text:p>555.375</text:p>
          </table:table-cell>
          <table:table-cell office:value-type="float" office:value="0.00520833333333333">
            <text:p>0.0052083333</text:p>
          </table:table-cell>
          <table:table-cell office:value-type="float" office:value="0.00333253987145918">
            <text:p>0.0033325399</text:p>
          </table:table-cell>
          <table:table-cell office:value-type="float" office:value="0.0113455292026721">
            <text:p>0.0113455292</text:p>
          </table:table-cell>
          <table:table-cell office:value-type="float" office:value="1.01828233506944">
            <text:p>1.0182823351</text:p>
          </table:table-cell>
          <table:table-cell office:value-type="float" office:value="1.01168565696122">
            <text:p>1.011685657</text:p>
          </table:table-cell>
          <table:table-cell office:value-type="float" office:value="1.03996164543381">
            <text:p>1.03996164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674">
            <text:p>674</text:p>
          </table:table-cell>
          <table:table-cell office:value-type="float" office:value="23050">
            <text:p>23050</text:p>
          </table:table-cell>
          <table:table-cell office:value-type="float" office:value="34365">
            <text:p>34365</text:p>
          </table:table-cell>
          <table:table-cell office:value-type="float" office:value="50539">
            <text:p>50539</text:p>
          </table:table-cell>
          <table:table-cell office:value-type="float" office:value="20.125">
            <text:p>20.125</text:p>
          </table:table-cell>
          <table:table-cell office:value-type="float" office:value="-401.25">
            <text:p>-401.25</text:p>
          </table:table-cell>
          <table:table-cell office:value-type="float" office:value="927.25">
            <text:p>927.25</text:p>
          </table:table-cell>
          <table:table-cell office:value-type="float" office:value="0.000873101952277657">
            <text:p>0.000873102</text:p>
          </table:table-cell>
          <table:table-cell office:value-type="float" office:value="-0.0116761239633348">
            <text:p>-0.011676124</text:p>
          </table:table-cell>
          <table:table-cell office:value-type="float" office:value="0.0183472170007321">
            <text:p>0.018347217</text:p>
          </table:table-cell>
          <table:table-cell office:value-type="float" office:value="1.00305735095473">
            <text:p>1.003057351</text:p>
          </table:table-cell>
          <table:table-cell office:value-type="float" office:value="0.95940077659511">
            <text:p>0.9594007766</text:p>
          </table:table-cell>
          <table:table-cell office:value-type="float" office:value="1.06487503543104">
            <text:p>1.06487503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5581">
            <text:p>35581</text:p>
          </table:table-cell>
          <table:table-cell office:value-type="float" office:value="50768">
            <text:p>50768</text:p>
          </table:table-cell>
          <table:table-cell office:value-type="float" office:value="-30.875">
            <text:p>-30.875</text:p>
          </table:table-cell>
          <table:table-cell office:value-type="float" office:value="-247">
            <text:p>-247</text:p>
          </table:table-cell>
          <table:table-cell office:value-type="float" office:value="842.625">
            <text:p>842.625</text:p>
          </table:table-cell>
          <table:table-cell office:value-type="float" office:value="-0.00127120388669302">
            <text:p>-0.0012712039</text:p>
          </table:table-cell>
          <table:table-cell office:value-type="float" office:value="-0.00694190719766167">
            <text:p>-0.0069419072</text:p>
          </table:table-cell>
          <table:table-cell office:value-type="float" office:value="0.0165975614560353">
            <text:p>0.0165975615</text:p>
          </table:table-cell>
          <table:table-cell office:value-type="float" office:value="0.995553953676845">
            <text:p>0.9955539537</text:p>
          </table:table-cell>
          <table:table-cell office:value-type="float" office:value="0.975797777356244">
            <text:p>0.9757977774</text:p>
          </table:table-cell>
          <table:table-cell office:value-type="float" office:value="1.05863140402685">
            <text:p>1.0586314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270">
            <text:p>34270</text:p>
          </table:table-cell>
          <table:table-cell office:value-type="float" office:value="49972">
            <text:p>49972</text:p>
          </table:table-cell>
          <table:table-cell office:value-type="float" office:value="42.75">
            <text:p>42.75</text:p>
          </table:table-cell>
          <table:table-cell office:value-type="float" office:value="-107.625">
            <text:p>-107.625</text:p>
          </table:table-cell>
          <table:table-cell office:value-type="float" office:value="850.25">
            <text:p>850.25</text:p>
          </table:table-cell>
          <table:table-cell office:value-type="float" office:value="0.00168992370636834">
            <text:p>0.0016899237</text:p>
          </table:table-cell>
          <table:table-cell office:value-type="float" office:value="-0.00314050189670266">
            <text:p>-0.0031405019</text:p>
          </table:table-cell>
          <table:table-cell office:value-type="float" office:value="0.017014528135756">
            <text:p>0.0170145281</text:p>
          </table:table-cell>
          <table:table-cell office:value-type="float" office:value="1.00592033042287">
            <text:p>1.0059203304</text:p>
          </table:table-cell>
          <table:table-cell office:value-type="float" office:value="0.989027574355781">
            <text:p>0.9890275744</text:p>
          </table:table-cell>
          <table:table-cell office:value-type="float" office:value="1.0601182570438">
            <text:p>1.0601182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538">
            <text:p>34538</text:p>
          </table:table-cell>
          <table:table-cell office:value-type="float" office:value="50805">
            <text:p>50805</text:p>
          </table:table-cell>
          <table:table-cell office:value-type="float" office:value="-17.375">
            <text:p>-17.375</text:p>
          </table:table-cell>
          <table:table-cell office:value-type="float" office:value="279.75">
            <text:p>279.75</text:p>
          </table:table-cell>
          <table:table-cell office:value-type="float" office:value="188.75">
            <text:p>188.75</text:p>
          </table:table-cell>
          <table:table-cell office:value-type="float" office:value="-0.000700322450624748">
            <text:p>-0.0007003225</text:p>
          </table:table-cell>
          <table:table-cell office:value-type="float" office:value="0.00809977416179281">
            <text:p>0.0080997742</text:p>
          </table:table-cell>
          <table:table-cell office:value-type="float" office:value="0.00371518551323689">
            <text:p>0.0037151855</text:p>
          </table:table-cell>
          <table:table-cell office:value-type="float" office:value="0.997549832707822">
            <text:p>0.9975498327</text:p>
          </table:table-cell>
          <table:table-cell office:value-type="float" office:value="1.02847779799556">
            <text:p>1.028477798</text:p>
          </table:table-cell>
          <table:table-cell office:value-type="float" office:value="1.01303020239899">
            <text:p>1.01303020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308">
            <text:p>35308</text:p>
          </table:table-cell>
          <table:table-cell office:value-type="float" office:value="51196">
            <text:p>51196</text:p>
          </table:table-cell>
          <table:table-cell office:value-type="float" office:value="-14.125">
            <text:p>-14.125</text:p>
          </table:table-cell>
          <table:table-cell office:value-type="float" office:value="-239.25">
            <text:p>-239.25</text:p>
          </table:table-cell>
          <table:table-cell office:value-type="float" office:value="-428.875">
            <text:p>-428.875</text:p>
          </table:table-cell>
          <table:table-cell office:value-type="float" office:value="-0.000620442765527541">
            <text:p>-0.0006204428</text:p>
          </table:table-cell>
          <table:table-cell office:value-type="float" office:value="-0.00677608474000227">
            <text:p>-0.0067760847</text:p>
          </table:table-cell>
          <table:table-cell office:value-type="float" office:value="-0.0083771193061958">
            <text:p>-0.0083771193</text:p>
          </table:table-cell>
          <table:table-cell office:value-type="float" office:value="0.997829204821135">
            <text:p>0.9978292048</text:p>
          </table:table-cell>
          <table:table-cell office:value-type="float" office:value="0.976373697445823">
            <text:p>0.9763736974</text:p>
          </table:table-cell>
          <table:table-cell office:value-type="float" office:value="0.97081762763894">
            <text:p>0.97081762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264">
            <text:p>36264</text:p>
          </table:table-cell>
          <table:table-cell office:value-type="float" office:value="51203">
            <text:p>51203</text:p>
          </table:table-cell>
          <table:table-cell office:value-type="float" office:value="-7.25">
            <text:p>-7.25</text:p>
          </table:table-cell>
          <table:table-cell office:value-type="float" office:value="610.5">
            <text:p>610.5</text:p>
          </table:table-cell>
          <table:table-cell office:value-type="float" office:value="-868.5">
            <text:p>-868.5</text:p>
          </table:table-cell>
          <table:table-cell office:value-type="float" office:value="-0.000303245775472645">
            <text:p>-0.0003032458</text:p>
          </table:table-cell>
          <table:table-cell office:value-type="float" office:value="0.0168348775645268">
            <text:p>0.0168348776</text:p>
          </table:table-cell>
          <table:table-cell office:value-type="float" office:value="-0.0169618967638615">
            <text:p>-0.0169618968</text:p>
          </table:table-cell>
          <table:table-cell office:value-type="float" office:value="0.998938820023526">
            <text:p>0.99893882</text:p>
          </table:table-cell>
          <table:table-cell office:value-type="float" office:value="1.05947756115696">
            <text:p>1.0594775612</text:p>
          </table:table-cell>
          <table:table-cell office:value-type="float" office:value="0.941197264972467">
            <text:p>0.941197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5776">
            <text:p>35776</text:p>
          </table:table-cell>
          <table:table-cell office:value-type="float" office:value="52609">
            <text:p>52609</text:p>
          </table:table-cell>
          <table:table-cell office:value-type="float" office:value="-7.875">
            <text:p>-7.875</text:p>
          </table:table-cell>
          <table:table-cell office:value-type="float" office:value="648.75">
            <text:p>648.75</text:p>
          </table:table-cell>
          <table:table-cell office:value-type="float" office:value="-923">
            <text:p>-923</text:p>
          </table:table-cell>
          <table:table-cell office:value-type="float" office:value="-0.000321035466775377">
            <text:p>-0.0003210355</text:p>
          </table:table-cell>
          <table:table-cell office:value-type="float" office:value="0.0181336650268336">
            <text:p>0.018133665</text:p>
          </table:table-cell>
          <table:table-cell office:value-type="float" office:value="-0.0175445266019122">
            <text:p>-0.0175445266</text:p>
          </table:table-cell>
          <table:table-cell office:value-type="float" office:value="0.998876577871277">
            <text:p>0.9988765779</text:p>
          </table:table-cell>
          <table:table-cell office:value-type="float" office:value="1.06411233401624">
            <text:p>1.064112334</text:p>
          </table:table-cell>
          <table:table-cell office:value-type="float" office:value="0.93919746530413">
            <text:p>0.93919746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25413">
            <text:p>25413</text:p>
          </table:table-cell>
          <table:table-cell office:value-type="float" office:value="35456">
            <text:p>35456</text:p>
          </table:table-cell>
          <table:table-cell office:value-type="float" office:value="50440">
            <text:p>50440</text:p>
          </table:table-cell>
          <table:table-cell office:value-type="float" office:value="240">
            <text:p>240</text:p>
          </table:table-cell>
          <table:table-cell office:value-type="float" office:value="-961.75">
            <text:p>-961.75</text:p>
          </table:table-cell>
          <table:table-cell office:value-type="float" office:value="-1269.25">
            <text:p>-1269.25</text:p>
          </table:table-cell>
          <table:table-cell office:value-type="float" office:value="0.00944398536182269">
            <text:p>0.0094439854</text:p>
          </table:table-cell>
          <table:table-cell office:value-type="float" office:value="-0.0271251692238267">
            <text:p>-0.0271251692</text:p>
          </table:table-cell>
          <table:table-cell office:value-type="float" office:value="-0.025163560666138">
            <text:p>-0.0251635607</text:p>
          </table:table-cell>
          <table:table-cell office:value-type="float" office:value="1.03322875893103">
            <text:p>1.0332287589</text:p>
          </table:table-cell>
          <table:table-cell office:value-type="float" office:value="0.906504026335232">
            <text:p>0.9065040263</text:p>
          </table:table-cell>
          <table:table-cell office:value-type="float" office:value="0.913168619047898">
            <text:p>0.913168619</text:p>
          </table:table-cell>
          <table:table-cell office:value-type="float" office:value="0">
            <text:p>0</text:p>
          </table:table-cell>
          <table:table-cell office:value-type="float" office:value="-25.2054916637317">
            <text:p>-25.2054916637</text:p>
          </table:table-cell>
          <table:table-cell office:value-type="float" office:value="-27.1976260070167">
            <text:p>-27.19762600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26130">
            <text:p>26130</text:p>
          </table:table-cell>
          <table:table-cell office:value-type="float" office:value="34690">
            <text:p>34690</text:p>
          </table:table-cell>
          <table:table-cell office:value-type="float" office:value="49519">
            <text:p>49519</text:p>
          </table:table-cell>
          <table:table-cell office:value-type="float" office:value="-684.125">
            <text:p>-684.125</text:p>
          </table:table-cell>
          <table:table-cell office:value-type="float" office:value="-1035.125">
            <text:p>-1035.125</text:p>
          </table:table-cell>
          <table:table-cell office:value-type="float" office:value="-277">
            <text:p>-277</text:p>
          </table:table-cell>
          <table:table-cell office:value-type="float" office:value="-0.026181592039801">
            <text:p>-0.026181592</text:p>
          </table:table-cell>
          <table:table-cell office:value-type="float" office:value="-0.0298392908619199">
            <text:p>-0.0298392909</text:p>
          </table:table-cell>
          <table:table-cell office:value-type="float" office:value="-0.00559381247601931">
            <text:p>-0.0055938125</text:p>
          </table:table-cell>
          <table:table-cell office:value-type="float" office:value="0.909707960353704">
            <text:p>0.9097079604</text:p>
          </table:table-cell>
          <table:table-cell office:value-type="float" office:value="0.897307633210399">
            <text:p>0.8973076332</text:p>
          </table:table-cell>
          <table:table-cell office:value-type="float" office:value="0.980482986180445">
            <text:p>0.9804829862</text:p>
          </table:table-cell>
          <table:table-cell office:value-type="float" office:value="-26.1264941204444">
            <text:p>-26.1264941204</text:p>
          </table:table-cell>
          <table:table-cell office:value-type="float" office:value="-22.8810215650782">
            <text:p>-22.8810215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392">
            <text:p>35392</text:p>
          </table:table-cell>
          <table:table-cell office:value-type="float" office:value="49963">
            <text:p>49963</text:p>
          </table:table-cell>
          <table:table-cell office:value-type="float" office:value="-816.25">
            <text:p>-816.25</text:p>
          </table:table-cell>
          <table:table-cell office:value-type="float" office:value="612.125">
            <text:p>612.125</text:p>
          </table:table-cell>
          <table:table-cell office:value-type="float" office:value="-772.75">
            <text:p>-772.75</text:p>
          </table:table-cell>
          <table:table-cell office:value-type="float" office:value="-0.0326604513444302">
            <text:p>-0.0326604513</text:p>
          </table:table-cell>
          <table:table-cell office:value-type="float" office:value="0.0172955752712477">
            <text:p>0.0172955753</text:p>
          </table:table-cell>
          <table:table-cell office:value-type="float" office:value="-0.0154664451694254">
            <text:p>-0.0154664452</text:p>
          </table:table-cell>
          <table:table-cell office:value-type="float" office:value="0.887779162255257">
            <text:p>0.8877791623</text:p>
          </table:table-cell>
          <table:table-cell office:value-type="float" office:value="1.06112082182034">
            <text:p>1.0611208218</text:p>
          </table:table-cell>
          <table:table-cell office:value-type="float" office:value="0.946336295322322">
            <text:p>0.9463362953</text:p>
          </table:table-cell>
          <table:table-cell office:value-type="float" office:value="-20.8743376105183">
            <text:p>-20.8743376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5308">
            <text:p>35308</text:p>
          </table:table-cell>
          <table:table-cell office:value-type="float" office:value="51344">
            <text:p>51344</text:p>
          </table:table-cell>
          <table:table-cell office:value-type="float" office:value="-856">
            <text:p>-856</text:p>
          </table:table-cell>
          <table:table-cell office:value-type="float" office:value="612.5">
            <text:p>612.5</text:p>
          </table:table-cell>
          <table:table-cell office:value-type="float" office:value="-1092.5">
            <text:p>-1092.5</text:p>
          </table:table-cell>
          <table:table-cell office:value-type="float" office:value="-0.0365577621183002">
            <text:p>-0.0365577621</text:p>
          </table:table-cell>
          <table:table-cell office:value-type="float" office:value="0.0173473433782712">
            <text:p>0.0173473434</text:p>
          </table:table-cell>
          <table:table-cell office:value-type="float" office:value="-0.0212780461202867">
            <text:p>-0.0212780461</text:p>
          </table:table-cell>
          <table:table-cell office:value-type="float" office:value="0.874667313729302">
            <text:p>0.8746673137</text:p>
          </table:table-cell>
          <table:table-cell office:value-type="float" office:value="1.06130552525563">
            <text:p>1.0613055253</text:p>
          </table:table-cell>
          <table:table-cell office:value-type="float" office:value="0.926414238862523">
            <text:p>0.9264142389</text:p>
          </table:table-cell>
          <table:table-cell office:value-type="float" office:value="-18.6116037772465">
            <text:p>-18.6116037772</text:p>
          </table:table-cell>
          <table:table-cell office:value-type="float" office:value="0">
            <text:p>0</text:p>
          </table:table-cell>
          <table:table-cell office:value-type="float" office:value="-32.2278809640745">
            <text:p>-32.227880964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2616">
            <text:p>22616</text:p>
          </table:table-cell>
          <table:table-cell office:value-type="float" office:value="34264">
            <text:p>34264</text:p>
          </table:table-cell>
          <table:table-cell office:value-type="float" office:value="48679">
            <text:p>48679</text:p>
          </table:table-cell>
          <table:table-cell office:value-type="float" office:value="-563.75">
            <text:p>-563.75</text:p>
          </table:table-cell>
          <table:table-cell office:value-type="float" office:value="-932.75">
            <text:p>-932.75</text:p>
          </table:table-cell>
          <table:table-cell office:value-type="float" office:value="-1189.625">
            <text:p>-1189.625</text:p>
          </table:table-cell>
          <table:table-cell office:value-type="float" office:value="-0.0249270428015564">
            <text:p>-0.0249270428</text:p>
          </table:table-cell>
          <table:table-cell office:value-type="float" office:value="-0.027222449217838">
            <text:p>-0.0272224492</text:p>
          </table:table-cell>
          <table:table-cell office:value-type="float" office:value="-0.0244381560837322">
            <text:p>-0.0244381561</text:p>
          </table:table-cell>
          <table:table-cell office:value-type="float" office:value="0.913973210821701">
            <text:p>0.9139732108</text:p>
          </table:table-cell>
          <table:table-cell office:value-type="float" office:value="0.906173908750746">
            <text:p>0.9061739088</text:p>
          </table:table-cell>
          <table:table-cell office:value-type="float" office:value="0.915637011713572">
            <text:p>0.9156370117</text:p>
          </table:table-cell>
          <table:table-cell office:value-type="float" office:value="-27.4590044939465">
            <text:p>-27.4590044939</text:p>
          </table:table-cell>
          <table:table-cell office:value-type="float" office:value="-25.1141693697451">
            <text:p>-25.1141693697</text:p>
          </table:table-cell>
          <table:table-cell office:value-type="float" office:value="-28.0153148044004">
            <text:p>-28.01531480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516">
            <text:p>33516</text:p>
          </table:table-cell>
          <table:table-cell office:value-type="float" office:value="48690">
            <text:p>48690</text:p>
          </table:table-cell>
          <table:table-cell office:value-type="float" office:value="-439.5">
            <text:p>-439.5</text:p>
          </table:table-cell>
          <table:table-cell office:value-type="float" office:value="-884.125">
            <text:p>-884.125</text:p>
          </table:table-cell>
          <table:table-cell office:value-type="float" office:value="-212.5">
            <text:p>-212.5</text:p>
          </table:table-cell>
          <table:table-cell office:value-type="float" office:value="-0.019381725171988">
            <text:p>-0.0193817252</text:p>
          </table:table-cell>
          <table:table-cell office:value-type="float" office:value="-0.0263791920276883">
            <text:p>-0.026379192</text:p>
          </table:table-cell>
          <table:table-cell office:value-type="float" office:value="-0.00436434586157322">
            <text:p>-0.0043643459</text:p>
          </table:table-cell>
          <table:table-cell office:value-type="float" office:value="0.932900238388501">
            <text:p>0.9329002384</text:p>
          </table:table-cell>
          <table:table-cell office:value-type="float" office:value="0.909036716976277">
            <text:p>0.909036717</text:p>
          </table:table-cell>
          <table:table-cell office:value-type="float" office:value="0.984762122613501">
            <text:p>0.9847621226</text:p>
          </table:table-cell>
          <table:table-cell office:value-type="float" office:value="0">
            <text:p>0</text:p>
          </table:table-cell>
          <table:table-cell office:value-type="float" office:value="-25.928167732498">
            <text:p>-25.9281677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244">
            <text:p>1244</text:p>
          </table:table-cell>
          <table:table-cell office:value-type="float" office:value="22490">
            <text:p>22490</text:p>
          </table:table-cell>
          <table:table-cell office:value-type="float" office:value="31418">
            <text:p>31418</text:p>
          </table:table-cell>
          <table:table-cell office:value-type="float" office:value="48650">
            <text:p>48650</text:p>
          </table:table-cell>
          <table:table-cell office:value-type="float" office:value="-337.5">
            <text:p>-337.5</text:p>
          </table:table-cell>
          <table:table-cell office:value-type="float" office:value="-948.125">
            <text:p>-948.125</text:p>
          </table:table-cell>
          <table:table-cell office:value-type="float" office:value="-923">
            <text:p>-923</text:p>
          </table:table-cell>
          <table:table-cell office:value-type="float" office:value="-0.0150066696309471">
            <text:p>-0.0150066696</text:p>
          </table:table-cell>
          <table:table-cell office:value-type="float" office:value="-0.030177764338914">
            <text:p>-0.0301777643</text:p>
          </table:table-cell>
          <table:table-cell office:value-type="float" office:value="-0.0189722507708119">
            <text:p>-0.0189722508</text:p>
          </table:table-cell>
          <table:table-cell office:value-type="float" office:value="0.947918048553174">
            <text:p>0.9479180486</text:p>
          </table:table-cell>
          <table:table-cell office:value-type="float" office:value="0.896162791836371">
            <text:p>0.8961627918</text:p>
          </table:table-cell>
          <table:table-cell office:value-type="float" office:value="0.934302617048807">
            <text:p>0.934302617</text:p>
          </table:table-cell>
          <table:table-cell office:value-type="float" office:value="0">
            <text:p>0</text:p>
          </table:table-cell>
          <table:table-cell office:value-type="float" office:value="-22.6204613295362">
            <text:p>-22.6204613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208">
            <text:p>30208</text:p>
          </table:table-cell>
          <table:table-cell office:value-type="float" office:value="49762">
            <text:p>49762</text:p>
          </table:table-cell>
          <table:table-cell office:value-type="float" office:value="-774.75">
            <text:p>-774.75</text:p>
          </table:table-cell>
          <table:table-cell office:value-type="float" office:value="-196.625">
            <text:p>-196.625</text:p>
          </table:table-cell>
          <table:table-cell office:value-type="float" office:value="-1119.25">
            <text:p>-1119.25</text:p>
          </table:table-cell>
          <table:table-cell office:value-type="float" office:value="-0.0346055922815794">
            <text:p>-0.0346055923</text:p>
          </table:table-cell>
          <table:table-cell office:value-type="float" office:value="-0.0065090373411017">
            <text:p>-0.0065090373</text:p>
          </table:table-cell>
          <table:table-cell office:value-type="float" office:value="-0.0224920622161489">
            <text:p>-0.0224920622</text:p>
          </table:table-cell>
          <table:table-cell office:value-type="float" office:value="0.881227619168103">
            <text:p>0.8812276192</text:p>
          </table:table-cell>
          <table:table-cell office:value-type="float" office:value="0.977301409737675">
            <text:p>0.9773014097</text:p>
          </table:table-cell>
          <table:table-cell office:value-type="float" office:value="0.92226933225444">
            <text:p>0.9222693323</text:p>
          </table:table-cell>
          <table:table-cell office:value-type="float" office:value="-19.6813102878806">
            <text:p>-19.6813102879</text:p>
          </table:table-cell>
          <table:table-cell office:value-type="float" office:value="0">
            <text:p>0</text:p>
          </table:table-cell>
          <table:table-cell office:value-type="float" office:value="-30.4695258406204">
            <text:p>-30.46952584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0334">
            <text:p>30334</text:p>
          </table:table-cell>
          <table:table-cell office:value-type="float" office:value="47697">
            <text:p>47697</text:p>
          </table:table-cell>
          <table:table-cell office:value-type="float" office:value="-593.75">
            <text:p>-593.75</text:p>
          </table:table-cell>
          <table:table-cell office:value-type="float" office:value="-227.75">
            <text:p>-227.75</text:p>
          </table:table-cell>
          <table:table-cell office:value-type="float" office:value="-1213.5">
            <text:p>-1213.5</text:p>
          </table:table-cell>
          <table:table-cell office:value-type="float" office:value="-0.0269030357951971">
            <text:p>-0.0269030358</text:p>
          </table:table-cell>
          <table:table-cell office:value-type="float" office:value="-0.00750807674556603">
            <text:p>-0.0075080767</text:p>
          </table:table-cell>
          <table:table-cell office:value-type="float" office:value="-0.0254418516887855">
            <text:p>-0.0254418517</text:p>
          </table:table-cell>
          <table:table-cell office:value-type="float" office:value="0.907257970453406">
            <text:p>0.9072579705</text:p>
          </table:table-cell>
          <table:table-cell office:value-type="float" office:value="0.973832218974697">
            <text:p>0.973832219</text:p>
          </table:table-cell>
          <table:table-cell office:value-type="float" office:value="0.912222203211265">
            <text:p>0.9122222032</text:p>
          </table:table-cell>
          <table:table-cell office:value-type="float" office:value="-25.416496678646">
            <text:p>-25.4164966786</text:p>
          </table:table-cell>
          <table:table-cell office:value-type="float" office:value="0">
            <text:p>0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587">
            <text:p>29587</text:p>
          </table:table-cell>
          <table:table-cell office:value-type="float" office:value="45754">
            <text:p>45754</text:p>
          </table:table-cell>
          <table:table-cell office:value-type="float" office:value="-489.5">
            <text:p>-489.5</text:p>
          </table:table-cell>
          <table:table-cell office:value-type="float" office:value="-611.5">
            <text:p>-611.5</text:p>
          </table:table-cell>
          <table:table-cell office:value-type="float" office:value="-1287.125">
            <text:p>-1287.125</text:p>
          </table:table-cell>
          <table:table-cell office:value-type="float" office:value="-0.0220019777058612">
            <text:p>-0.0220019777</text:p>
          </table:table-cell>
          <table:table-cell office:value-type="float" office:value="-0.0206678608848481">
            <text:p>-0.0206678609</text:p>
          </table:table-cell>
          <table:table-cell office:value-type="float" office:value="-0.028131420203698">
            <text:p>-0.0281314202</text:p>
          </table:table-cell>
          <table:table-cell office:value-type="float" office:value="0.923941888594505">
            <text:p>0.9239418886</text:p>
          </table:table-cell>
          <table:table-cell office:value-type="float" office:value="0.9284997214312">
            <text:p>0.9284997214</text:p>
          </table:table-cell>
          <table:table-cell office:value-type="float" office:value="0.903091127820304">
            <text:p>0.9030911278</text:p>
          </table:table-cell>
          <table:table-cell office:value-type="float" office:value="-31.1559993101814">
            <text:p>-31.1559993102</text:p>
          </table:table-cell>
          <table:table-cell office:value-type="float" office:value="-33.189661838291">
            <text:p>-33.1896618383</text:p>
          </table:table-cell>
          <table:table-cell office:value-type="float" office:value="-24.2913867106004">
            <text:p>-24.291386710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office:value-type="float" office:value="1400">
            <text:p>1400</text:p>
          </table:table-cell>
          <table:table-cell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22182">
            <text:p>22182</text:p>
          </table:table-cell>
          <table:table-cell office:value-type="float" office:value="28950">
            <text:p>28950</text:p>
          </table:table-cell>
          <table:table-cell office:value-type="float" office:value="41899">
            <text:p>41899</text:p>
          </table:table-cell>
          <table:table-cell office:value-type="float" office:value="-286.5">
            <text:p>-286.5</text:p>
          </table:table-cell>
          <table:table-cell office:value-type="float" office:value="-456">
            <text:p>-456</text:p>
          </table:table-cell>
          <table:table-cell office:value-type="float" office:value="-1284">
            <text:p>-1284</text:p>
          </table:table-cell>
          <table:table-cell office:value-type="float" office:value="-0.0129158777387071">
            <text:p>-0.0129158777</text:p>
          </table:table-cell>
          <table:table-cell office:value-type="float" office:value="-0.0157512953367876">
            <text:p>-0.0157512953</text:p>
          </table:table-cell>
          <table:table-cell office:value-type="float" office:value="-0.0306451227952934">
            <text:p>-0.0306451228</text:p>
          </table:table-cell>
          <table:table-cell office:value-type="float" office:value="0.955121394914137">
            <text:p>0.9551213949</text:p>
          </table:table-cell>
          <table:table-cell office:value-type="float" office:value="0.945356748798625">
            <text:p>0.9453567488</text:p>
          </table:table-cell>
          <table:table-cell office:value-type="float" office:value="0.894582752376705">
            <text:p>0.8945827524</text:p>
          </table:table-cell>
          <table:table-cell table:number-columns-repeated="2" office:value-type="float" office:value="0">
            <text:p>0</text:p>
          </table:table-cell>
          <table:table-cell office:value-type="float" office:value="-22.2701439738256">
            <text:p>-22.270143973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21702">
            <text:p>21702</text:p>
          </table:table-cell>
          <table:table-cell office:value-type="float" office:value="28742">
            <text:p>28742</text:p>
          </table:table-cell>
          <table:table-cell office:value-type="float" office:value="40294">
            <text:p>40294</text:p>
          </table:table-cell>
          <table:table-cell office:value-type="float" office:value="-630.75">
            <text:p>-630.75</text:p>
          </table:table-cell>
          <table:table-cell office:value-type="float" office:value="-292.75">
            <text:p>-292.75</text:p>
          </table:table-cell>
          <table:table-cell office:value-type="float" office:value="-268.375">
            <text:p>-268.375</text:p>
          </table:table-cell>
          <table:table-cell office:value-type="float" office:value="-0.0290641415537738">
            <text:p>-0.0290641416</text:p>
          </table:table-cell>
          <table:table-cell office:value-type="float" office:value="-0.0101854429058521">
            <text:p>-0.0101854429</text:p>
          </table:table-cell>
          <table:table-cell office:value-type="float" office:value="-0.00666042090633841">
            <text:p>-0.0066604209</text:p>
          </table:table-cell>
          <table:table-cell office:value-type="float" office:value="0.899931164237337">
            <text:p>0.8999311642</text:p>
          </table:table-cell>
          <table:table-cell office:value-type="float" office:value="0.964554286594007">
            <text:p>0.9645542866</text:p>
          </table:table-cell>
          <table:table-cell office:value-type="float" office:value="0.976775474792849">
            <text:p>0.9767754748</text:p>
          </table:table-cell>
          <table:table-cell office:value-type="float" office:value="-23.5006012417571">
            <text:p>-23.50060124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21112">
            <text:p>21112</text:p>
          </table:table-cell>
          <table:table-cell office:value-type="float" office:value="28240">
            <text:p>28240</text:p>
          </table:table-cell>
          <table:table-cell office:value-type="float" office:value="40733">
            <text:p>40733</text:p>
          </table:table-cell>
          <table:table-cell office:value-type="float" office:value="-542.625">
            <text:p>-542.625</text:p>
          </table:table-cell>
          <table:table-cell office:value-type="float" office:value="-1371.125">
            <text:p>-1371.125</text:p>
          </table:table-cell>
          <table:table-cell office:value-type="float" office:value="-328.75">
            <text:p>-328.75</text:p>
          </table:table-cell>
          <table:table-cell office:value-type="float" office:value="-0.0257022072754831">
            <text:p>-0.0257022073</text:p>
          </table:table-cell>
          <table:table-cell office:value-type="float" office:value="-0.0485525849858357">
            <text:p>-0.048552585</text:p>
          </table:table-cell>
          <table:table-cell office:value-type="float" office:value="-0.00807085164363047">
            <text:p>-0.0080708516</text:p>
          </table:table-cell>
          <table:table-cell office:value-type="float" office:value="0.911337057315119">
            <text:p>0.9113370573</text:p>
          </table:table-cell>
          <table:table-cell office:value-type="float" office:value="0.834686365426836">
            <text:p>0.8346863654</text:p>
          </table:table-cell>
          <table:table-cell office:value-type="float" office:value="0.97187969099395">
            <text:p>0.971879691</text:p>
          </table:table-cell>
          <table:table-cell office:value-type="float" office:value="-26.6203135986746">
            <text:p>-26.6203135987</text:p>
          </table:table-cell>
          <table:table-cell office:value-type="float" office:value="-13.9267674437278">
            <text:p>-13.9267674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20512">
            <text:p>20512</text:p>
          </table:table-cell>
          <table:table-cell office:value-type="float" office:value="27721">
            <text:p>27721</text:p>
          </table:table-cell>
          <table:table-cell office:value-type="float" office:value="40040">
            <text:p>40040</text:p>
          </table:table-cell>
          <table:table-cell office:value-type="float" office:value="-1269.75">
            <text:p>-1269.75</text:p>
          </table:table-cell>
          <table:table-cell office:value-type="float" office:value="-1139.125">
            <text:p>-1139.125</text:p>
          </table:table-cell>
          <table:table-cell office:value-type="float" office:value="-368.375">
            <text:p>-368.375</text:p>
          </table:table-cell>
          <table:table-cell office:value-type="float" office:value="-0.0619027886115445">
            <text:p>-0.0619027886</text:p>
          </table:table-cell>
          <table:table-cell office:value-type="float" office:value="-0.0410924930558061">
            <text:p>-0.0410924931</text:p>
          </table:table-cell>
          <table:table-cell office:value-type="float" office:value="-0.00920017482517482">
            <text:p>-0.0092001748</text:p>
          </table:table-cell>
          <table:table-cell office:value-type="float" office:value="0.79085087212585">
            <text:p>0.7908508721</text:p>
          </table:table-cell>
          <table:table-cell office:value-type="float" office:value="0.85948591655634">
            <text:p>0.8594859166</text:p>
          </table:table-cell>
          <table:table-cell office:value-type="float" office:value="0.967965288816843">
            <text:p>0.9679652888</text:p>
          </table:table-cell>
          <table:table-cell office:value-type="float" office:value="-10.8470854005988">
            <text:p>-10.8470854006</text:p>
          </table:table-cell>
          <table:table-cell office:value-type="float" office:value="-16.5189785902054">
            <text:p>-16.5189785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2">
            <text:p>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9854">
            <text:p>19854</text:p>
          </table:table-cell>
          <table:table-cell office:value-type="float" office:value="27254">
            <text:p>27254</text:p>
          </table:table-cell>
          <table:table-cell office:value-type="float" office:value="38458">
            <text:p>38458</text:p>
          </table:table-cell>
          <table:table-cell office:value-type="float" office:value="-1283.5">
            <text:p>-1283.5</text:p>
          </table:table-cell>
          <table:table-cell office:value-type="float" office:value="-434">
            <text:p>-434</text:p>
          </table:table-cell>
          <table:table-cell office:value-type="float" office:value="-417.875">
            <text:p>-417.875</text:p>
          </table:table-cell>
          <table:table-cell office:value-type="float" office:value="-0.0646469225345019">
            <text:p>-0.0646469225</text:p>
          </table:table-cell>
          <table:table-cell office:value-type="float" office:value="-0.0159242679973582">
            <text:p>-0.015924268</text:p>
          </table:table-cell>
          <table:table-cell office:value-type="float" office:value="-0.0108657496489677">
            <text:p>-0.0108657496</text:p>
          </table:table-cell>
          <table:table-cell office:value-type="float" office:value="0.78192705133188">
            <text:p>0.7819270513</text:p>
          </table:table-cell>
          <table:table-cell office:value-type="float" office:value="0.9447620833393">
            <text:p>0.9447620833</text:p>
          </table:table-cell>
          <table:table-cell office:value-type="float" office:value="0.962201282678864">
            <text:p>0.9622012827</text:p>
          </table:table-cell>
          <table:table-cell office:value-type="float" office:value="-10.3716108812009">
            <text:p>-10.37161088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7836">
            <text:p>17836</text:p>
          </table:table-cell>
          <table:table-cell office:value-type="float" office:value="27278">
            <text:p>27278</text:p>
          </table:table-cell>
          <table:table-cell office:value-type="float" office:value="39541">
            <text:p>39541</text:p>
          </table:table-cell>
          <table:table-cell office:value-type="float" office:value="-1209.75">
            <text:p>-1209.75</text:p>
          </table:table-cell>
          <table:table-cell office:value-type="float" office:value="-832">
            <text:p>-832</text:p>
          </table:table-cell>
          <table:table-cell office:value-type="float" office:value="-339.5">
            <text:p>-339.5</text:p>
          </table:table-cell>
          <table:table-cell office:value-type="float" office:value="-0.0678263063467145">
            <text:p>-0.0678263063</text:p>
          </table:table-cell>
          <table:table-cell office:value-type="float" office:value="-0.0305007698511621">
            <text:p>-0.0305007699</text:p>
          </table:table-cell>
          <table:table-cell office:value-type="float" office:value="-0.00858602463265977">
            <text:p>-0.0085860246</text:p>
          </table:table-cell>
          <table:table-cell office:value-type="float" office:value="0.77162472713847">
            <text:p>0.7716247271</text:p>
          </table:table-cell>
          <table:table-cell office:value-type="float" office:value="0.895070687565499">
            <text:p>0.8950706876</text:p>
          </table:table-cell>
          <table:table-cell office:value-type="float" office:value="0.970093404630916">
            <text:p>0.9700934046</text:p>
          </table:table-cell>
          <table:table-cell office:value-type="float" office:value="-9.8688143524426">
            <text:p>-9.8688143524</text:p>
          </table:table-cell>
          <table:table-cell office:value-type="float" office:value="-22.3772006687074">
            <text:p>-22.37720066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2">
            <text:p>2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5387">
            <text:p>15387</text:p>
          </table:table-cell>
          <table:table-cell office:value-type="float" office:value="26252">
            <text:p>26252</text:p>
          </table:table-cell>
          <table:table-cell office:value-type="float" office:value="39796">
            <text:p>39796</text:p>
          </table:table-cell>
          <table:table-cell office:value-type="float" office:value="-1509.5">
            <text:p>-1509.5</text:p>
          </table:table-cell>
          <table:table-cell office:value-type="float" office:value="-1220.125">
            <text:p>-1220.125</text:p>
          </table:table-cell>
          <table:table-cell office:value-type="float" office:value="-340.125">
            <text:p>-340.125</text:p>
          </table:table-cell>
          <table:table-cell office:value-type="float" office:value="-0.0981022941444076">
            <text:p>-0.0981022941</text:p>
          </table:table-cell>
          <table:table-cell office:value-type="float" office:value="-0.0464774112448575">
            <text:p>-0.0464774112</text:p>
          </table:table-cell>
          <table:table-cell office:value-type="float" office:value="-0.00854671323751131">
            <text:p>-0.0085467132</text:p>
          </table:table-cell>
          <table:table-cell office:value-type="float" office:value="0.675505128322709">
            <text:p>0.6755051283</text:p>
          </table:table-cell>
          <table:table-cell office:value-type="float" office:value="0.841562954164805">
            <text:p>0.8415629542</text:p>
          </table:table-cell>
          <table:table-cell office:value-type="float" office:value="0.970229674430752">
            <text:p>0.9702296744</text:p>
          </table:table-cell>
          <table:table-cell office:value-type="float" office:value="-6.7130185358224">
            <text:p>-6.7130185358</text:p>
          </table:table-cell>
          <table:table-cell office:value-type="float" office:value="-14.5643132032868">
            <text:p>-14.56431320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1728">
            <text:p>11728</text:p>
          </table:table-cell>
          <table:table-cell office:value-type="float" office:value="22785">
            <text:p>22785</text:p>
          </table:table-cell>
          <table:table-cell office:value-type="float" office:value="38341">
            <text:p>38341</text:p>
          </table:table-cell>
          <table:table-cell office:value-type="float" office:value="-1263.25">
            <text:p>-1263.25</text:p>
          </table:table-cell>
          <table:table-cell office:value-type="float" office:value="-246.125">
            <text:p>-246.125</text:p>
          </table:table-cell>
          <table:table-cell office:value-type="float" office:value="-383.5">
            <text:p>-383.5</text:p>
          </table:table-cell>
          <table:table-cell office:value-type="float" office:value="-0.107712312414734">
            <text:p>-0.1077123124</text:p>
          </table:table-cell>
          <table:table-cell office:value-type="float" office:value="-0.0108020627605881">
            <text:p>-0.0108020628</text:p>
          </table:table-cell>
          <table:table-cell office:value-type="float" office:value="-0.0100023473566156">
            <text:p>-0.0100023474</text:p>
          </table:table-cell>
          <table:table-cell office:value-type="float" office:value="0.645746713350061">
            <text:p>0.6457467134</text:p>
          </table:table-cell>
          <table:table-cell office:value-type="float" office:value="0.962421482075314">
            <text:p>0.9624214821</text:p>
          </table:table-cell>
          <table:table-cell office:value-type="float" office:value="0.965187876279024">
            <text:p>0.9651878763</text:p>
          </table:table-cell>
          <table:table-cell office:value-type="float" office:value="-6.08201615201629">
            <text:p>-6.082016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9648">
            <text:p>9648</text:p>
          </table:table-cell>
          <table:table-cell office:value-type="float" office:value="22160">
            <text:p>22160</text:p>
          </table:table-cell>
          <table:table-cell office:value-type="float" office:value="37394">
            <text:p>37394</text:p>
          </table:table-cell>
          <table:table-cell office:value-type="float" office:value="-1284.5">
            <text:p>-1284.5</text:p>
          </table:table-cell>
          <table:table-cell office:value-type="float" office:value="-324.5">
            <text:p>-324.5</text:p>
          </table:table-cell>
          <table:table-cell office:value-type="float" office:value="-502.875">
            <text:p>-502.875</text:p>
          </table:table-cell>
          <table:table-cell office:value-type="float" office:value="-0.1331364013267">
            <text:p>-0.1331364013</text:p>
          </table:table-cell>
          <table:table-cell office:value-type="float" office:value="-0.0146435018050542">
            <text:p>-0.0146435018</text:p>
          </table:table-cell>
          <table:table-cell office:value-type="float" office:value="-0.013448013050222">
            <text:p>-0.0134480131</text:p>
          </table:table-cell>
          <table:table-cell office:value-type="float" office:value="0.56876418601867">
            <text:p>0.568764186</text:p>
          </table:table-cell>
          <table:table-cell office:value-type="float" office:value="0.949168030686735">
            <text:p>0.9491680307</text:p>
          </table:table-cell>
          <table:table-cell office:value-type="float" office:value="0.953286418472021">
            <text:p>0.9532864185</text:p>
          </table:table-cell>
          <table:table-cell office:value-type="float" office:value="-4.85147000886482">
            <text:p>-4.85147000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9792">
            <text:p>9792</text:p>
          </table:table-cell>
          <table:table-cell office:value-type="float" office:value="21714">
            <text:p>21714</text:p>
          </table:table-cell>
          <table:table-cell office:value-type="float" office:value="36912">
            <text:p>36912</text:p>
          </table:table-cell>
          <table:table-cell office:value-type="float" office:value="-990.5">
            <text:p>-990.5</text:p>
          </table:table-cell>
          <table:table-cell office:value-type="float" office:value="-585.125">
            <text:p>-585.125</text:p>
          </table:table-cell>
          <table:table-cell office:value-type="float" office:value="-1152.875">
            <text:p>-1152.875</text:p>
          </table:table-cell>
          <table:table-cell office:value-type="float" office:value="-0.101154003267974">
            <text:p>-0.1011540033</text:p>
          </table:table-cell>
          <table:table-cell office:value-type="float" office:value="-0.0269469006171134">
            <text:p>-0.0269469006</text:p>
          </table:table-cell>
          <table:table-cell office:value-type="float" office:value="-0.0312330678370178">
            <text:p>-0.0312330678</text:p>
          </table:table-cell>
          <table:table-cell office:value-type="float" office:value="0.66601596802128">
            <text:p>0.666015968</text:p>
          </table:table-cell>
          <table:table-cell office:value-type="float" office:value="0.907109073327726">
            <text:p>0.9071090733</text:p>
          </table:table-cell>
          <table:table-cell office:value-type="float" office:value="0.892596251442401">
            <text:p>0.8925962514</text:p>
          </table:table-cell>
          <table:table-cell office:value-type="float" office:value="-6.499662547198">
            <text:p>-6.4996625472</text:p>
          </table:table-cell>
          <table:table-cell office:value-type="float" office:value="-25.3745537566699">
            <text:p>-25.3745537567</text:p>
          </table:table-cell>
          <table:table-cell office:value-type="float" office:value="-21.8443280231444">
            <text:p>-21.844328023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9036">
            <text:p>9036</text:p>
          </table:table-cell>
          <table:table-cell office:value-type="float" office:value="20077">
            <text:p>20077</text:p>
          </table:table-cell>
          <table:table-cell office:value-type="float" office:value="35735">
            <text:p>35735</text:p>
          </table:table-cell>
          <table:table-cell office:value-type="float" office:value="-728.625">
            <text:p>-728.625</text:p>
          </table:table-cell>
          <table:table-cell office:value-type="float" office:value="-1296.125">
            <text:p>-1296.125</text:p>
          </table:table-cell>
          <table:table-cell office:value-type="float" office:value="-1687.875">
            <text:p>-1687.875</text:p>
          </table:table-cell>
          <table:table-cell office:value-type="float" office:value="-0.0806357901726428">
            <text:p>-0.0806357902</text:p>
          </table:table-cell>
          <table:table-cell office:value-type="float" office:value="-0.0645577028440504">
            <text:p>-0.0645577028</text:p>
          </table:table-cell>
          <table:table-cell office:value-type="float" office:value="-0.0472331047992165">
            <text:p>-0.0472331048</text:p>
          </table:table-cell>
          <table:table-cell office:value-type="float" office:value="0.730518910483013">
            <text:p>0.7305189105</text:p>
          </table:table-cell>
          <table:table-cell office:value-type="float" office:value="0.782216726158965">
            <text:p>0.7822167262</text:p>
          </table:table-cell>
          <table:table-cell office:value-type="float" office:value="0.839056826933131">
            <text:p>0.8390568269</text:p>
          </table:table-cell>
          <table:table-cell office:value-type="float" office:value="-8.24459465208779">
            <text:p>-8.2445946521</text:p>
          </table:table-cell>
          <table:table-cell office:value-type="float" office:value="-10.3864344119041">
            <text:p>-10.3864344119</text:p>
          </table:table-cell>
          <table:table-cell office:value-type="float" office:value="-14.3256606461401">
            <text:p>-14.325660646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6714">
            <text:p>6714</text:p>
          </table:table-cell>
          <table:table-cell office:value-type="float" office:value="17666">
            <text:p>17666</text:p>
          </table:table-cell>
          <table:table-cell office:value-type="float" office:value="35325">
            <text:p>35325</text:p>
          </table:table-cell>
          <table:table-cell office:value-type="float" office:value="-438.75">
            <text:p>-438.75</text:p>
          </table:table-cell>
          <table:table-cell office:value-type="float" office:value="-1124.75">
            <text:p>-1124.75</text:p>
          </table:table-cell>
          <table:table-cell office:value-type="float" office:value="-1968.125">
            <text:p>-1968.125</text:p>
          </table:table-cell>
          <table:table-cell office:value-type="float" office:value="-0.0653485254691689">
            <text:p>-0.0653485255</text:p>
          </table:table-cell>
          <table:table-cell office:value-type="float" office:value="-0.063667496886675">
            <text:p>-0.0636674969</text:p>
          </table:table-cell>
          <table:table-cell office:value-type="float" office:value="-0.0557147912243454">
            <text:p>-0.0557147912</text:p>
          </table:table-cell>
          <table:table-cell office:value-type="float" office:value="0.779650203228658">
            <text:p>0.7796502032</text:p>
          </table:table-cell>
          <table:table-cell office:value-type="float" office:value="0.785108719209874">
            <text:p>0.7851087192</text:p>
          </table:table-cell>
          <table:table-cell office:value-type="float" office:value="0.811082341118689">
            <text:p>0.8110823411</text:p>
          </table:table-cell>
          <table:table-cell office:value-type="float" office:value="-10.2564522050972">
            <text:p>-10.2564522051</text:p>
          </table:table-cell>
          <table:table-cell office:value-type="float" office:value="-10.5366133377161">
            <text:p>-10.5366133377</text:p>
          </table:table-cell>
          <table:table-cell office:value-type="float" office:value="-12.0911056124573">
            <text:p>-12.091105612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8838">
            <text:p>8838</text:p>
          </table:table-cell>
          <table:table-cell office:value-type="float" office:value="18522">
            <text:p>18522</text:p>
          </table:table-cell>
          <table:table-cell office:value-type="float" office:value="34236">
            <text:p>34236</text:p>
          </table:table-cell>
          <table:table-cell office:value-type="float" office:value="-353.25">
            <text:p>-353.25</text:p>
          </table:table-cell>
          <table:table-cell office:value-type="float" office:value="-687.75">
            <text:p>-687.75</text:p>
          </table:table-cell>
          <table:table-cell office:value-type="float" office:value="-1890">
            <text:p>-1890</text:p>
          </table:table-cell>
          <table:table-cell office:value-type="float" office:value="-0.039969450101833">
            <text:p>-0.0399694501</text:p>
          </table:table-cell>
          <table:table-cell office:value-type="float" office:value="-0.0371315192743764">
            <text:p>-0.0371315193</text:p>
          </table:table-cell>
          <table:table-cell office:value-type="float" office:value="-0.055205047318612">
            <text:p>-0.0552050473</text:p>
          </table:table-cell>
          <table:table-cell office:value-type="float" office:value="0.863238136248813">
            <text:p>0.8632381362</text:p>
          </table:table-cell>
          <table:table-cell office:value-type="float" office:value="0.872742031997984">
            <text:p>0.872742032</text:p>
          </table:table-cell>
          <table:table-cell office:value-type="float" office:value="0.81275562499378">
            <text:p>0.812755625</text:p>
          </table:table-cell>
          <table:table-cell office:value-type="float" office:value="-16.9929947068983">
            <text:p>-16.9929947069</text:p>
          </table:table-cell>
          <table:table-cell office:value-type="float" office:value="-18.3185939038089">
            <text:p>-18.3185939038</text:p>
          </table:table-cell>
          <table:table-cell office:value-type="float" office:value="-12.206012490392">
            <text:p>-12.206012490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0260">
            <text:p>10260</text:p>
          </table:table-cell>
          <table:table-cell office:value-type="float" office:value="17709">
            <text:p>17709</text:p>
          </table:table-cell>
          <table:table-cell office:value-type="float" office:value="30436">
            <text:p>30436</text:p>
          </table:table-cell>
          <table:table-cell office:value-type="float" office:value="-690.75">
            <text:p>-690.75</text:p>
          </table:table-cell>
          <table:table-cell office:value-type="float" office:value="-978.875">
            <text:p>-978.875</text:p>
          </table:table-cell>
          <table:table-cell office:value-type="float" office:value="-2300.75">
            <text:p>-2300.75</text:p>
          </table:table-cell>
          <table:table-cell office:value-type="float" office:value="-0.0673245614035088">
            <text:p>-0.0673245614</text:p>
          </table:table-cell>
          <table:table-cell office:value-type="float" office:value="-0.0552755660963352">
            <text:p>-0.0552755661</text:p>
          </table:table-cell>
          <table:table-cell office:value-type="float" office:value="-0.0755930477066632">
            <text:p>-0.0755930477</text:p>
          </table:table-cell>
          <table:table-cell office:value-type="float" office:value="0.773247924361342">
            <text:p>0.7732479244</text:p>
          </table:table-cell>
          <table:table-cell office:value-type="float" office:value="0.812524079549077">
            <text:p>0.8125240795</text:p>
          </table:table-cell>
          <table:table-cell office:value-type="float" office:value="0.746624378395379">
            <text:p>0.7466243784</text:p>
          </table:table-cell>
          <table:table-cell office:value-type="float" office:value="-9.94500715100757">
            <text:p>-9.945007151</text:p>
          </table:table-cell>
          <table:table-cell office:value-type="float" office:value="-12.1899898121487">
            <text:p>-12.1899898121</text:p>
          </table:table-cell>
          <table:table-cell office:value-type="float" office:value="-8.81834333375049">
            <text:p>-8.818343333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8032">
            <text:p>8032</text:p>
          </table:table-cell>
          <table:table-cell office:value-type="float" office:value="15789">
            <text:p>15789</text:p>
          </table:table-cell>
          <table:table-cell office:value-type="float" office:value="26293">
            <text:p>26293</text:p>
          </table:table-cell>
          <table:table-cell office:value-type="float" office:value="-398">
            <text:p>-398</text:p>
          </table:table-cell>
          <table:table-cell office:value-type="float" office:value="-1181.625">
            <text:p>-1181.625</text:p>
          </table:table-cell>
          <table:table-cell office:value-type="float" office:value="-2302.125">
            <text:p>-2302.125</text:p>
          </table:table-cell>
          <table:table-cell office:value-type="float" office:value="-0.0495517928286853">
            <text:p>-0.0495517928</text:p>
          </table:table-cell>
          <table:table-cell office:value-type="float" office:value="-0.0748384951548546">
            <text:p>-0.0748384952</text:p>
          </table:table-cell>
          <table:table-cell office:value-type="float" office:value="-0.087556573993078">
            <text:p>-0.087556574</text:p>
          </table:table-cell>
          <table:table-cell office:value-type="float" office:value="0.831381270237774">
            <text:p>0.8313812702</text:p>
          </table:table-cell>
          <table:table-cell office:value-type="float" office:value="0.749042835657813">
            <text:p>0.7490428357</text:p>
          </table:table-cell>
          <table:table-cell office:value-type="float" office:value="0.708577652177061">
            <text:p>0.7085776522</text:p>
          </table:table-cell>
          <table:table-cell office:value-type="float" office:value="-13.6388280358517">
            <text:p>-13.6388280359</text:p>
          </table:table-cell>
          <table:table-cell office:value-type="float" office:value="-8.91084069078531">
            <text:p>-8.9108406908</text:p>
          </table:table-cell>
          <table:table-cell office:value-type="float" office:value="-7.56469797123281">
            <text:p>-7.564697971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5968">
            <text:p>5968</text:p>
          </table:table-cell>
          <table:table-cell office:value-type="float" office:value="13623">
            <text:p>13623</text:p>
          </table:table-cell>
          <table:table-cell office:value-type="float" office:value="22596">
            <text:p>22596</text:p>
          </table:table-cell>
          <table:table-cell office:value-type="float" office:value="-390">
            <text:p>-390</text:p>
          </table:table-cell>
          <table:table-cell office:value-type="float" office:value="-657.875">
            <text:p>-657.875</text:p>
          </table:table-cell>
          <table:table-cell office:value-type="float" office:value="-2100.375">
            <text:p>-2100.375</text:p>
          </table:table-cell>
          <table:table-cell office:value-type="float" office:value="-0.0653485254691689">
            <text:p>-0.0653485255</text:p>
          </table:table-cell>
          <table:table-cell office:value-type="float" office:value="-0.0482914923291492">
            <text:p>-0.0482914923</text:p>
          </table:table-cell>
          <table:table-cell office:value-type="float" office:value="-0.0929533988316516">
            <text:p>-0.0929533988</text:p>
          </table:table-cell>
          <table:table-cell office:value-type="float" office:value="0.779650203228658">
            <text:p>0.7796502032</text:p>
          </table:table-cell>
          <table:table-cell office:value-type="float" office:value="0.835550630581475">
            <text:p>0.8355506306</text:p>
          </table:table-cell>
          <table:table-cell office:value-type="float" office:value="0.691598159423757">
            <text:p>0.6915981594</text:p>
          </table:table-cell>
          <table:table-cell office:value-type="float" office:value="-10.2564522050972">
            <text:p>-10.2564522051</text:p>
          </table:table-cell>
          <table:table-cell office:value-type="float" office:value="-14.0039690416407">
            <text:p>-14.0039690416</text:p>
          </table:table-cell>
          <table:table-cell office:value-type="float" office:value="-7.10472400093485">
            <text:p>-7.104724000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7856">
            <text:p>7856</text:p>
          </table:table-cell>
          <table:table-cell office:value-type="float" office:value="14652">
            <text:p>14652</text:p>
          </table:table-cell>
          <table:table-cell office:value-type="float" office:value="22274">
            <text:p>22274</text:p>
          </table:table-cell>
          <table:table-cell office:value-type="float" office:value="-314">
            <text:p>-314</text:p>
          </table:table-cell>
          <table:table-cell office:value-type="float" office:value="-1510.5">
            <text:p>-1510.5</text:p>
          </table:table-cell>
          <table:table-cell office:value-type="float" office:value="-1878.5">
            <text:p>-1878.5</text:p>
          </table:table-cell>
          <table:table-cell office:value-type="float" office:value="-0.039969450101833">
            <text:p>-0.0399694501</text:p>
          </table:table-cell>
          <table:table-cell office:value-type="float" office:value="-0.103091728091728">
            <text:p>-0.1030917281</text:p>
          </table:table-cell>
          <table:table-cell office:value-type="float" office:value="-0.0843359971266948">
            <text:p>-0.0843359971</text:p>
          </table:table-cell>
          <table:table-cell office:value-type="float" office:value="0.863238136248813">
            <text:p>0.8632381362</text:p>
          </table:table-cell>
          <table:table-cell office:value-type="float" office:value="0.660009644304792">
            <text:p>0.6600096443</text:p>
          </table:table-cell>
          <table:table-cell office:value-type="float" office:value="0.718764628462822">
            <text:p>0.7187646285</text:p>
          </table:table-cell>
          <table:table-cell office:value-type="float" office:value="-16.9929947068983">
            <text:p>-16.9929947069</text:p>
          </table:table-cell>
          <table:table-cell office:value-type="float" office:value="-6.37073950196935">
            <text:p>-6.370739502</text:p>
          </table:table-cell>
          <table:table-cell office:value-type="float" office:value="-7.86721480095575">
            <text:p>-7.86721480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33">
            <text:p>733</text:p>
          </table:table-cell>
          <table:table-cell office:value-type="float" office:value="6498">
            <text:p>6498</text:p>
          </table:table-cell>
          <table:table-cell office:value-type="float" office:value="13110">
            <text:p>13110</text:p>
          </table:table-cell>
          <table:table-cell office:value-type="float" office:value="23370">
            <text:p>23370</text:p>
          </table:table-cell>
          <table:table-cell office:value-type="float" office:value="-384.75">
            <text:p>-384.75</text:p>
          </table:table-cell>
          <table:table-cell office:value-type="float" office:value="-882.625">
            <text:p>-882.625</text:p>
          </table:table-cell>
          <table:table-cell office:value-type="float" office:value="-1812.375">
            <text:p>-1812.375</text:p>
          </table:table-cell>
          <table:table-cell office:value-type="float" office:value="-0.0592105263157895">
            <text:p>-0.0592105263</text:p>
          </table:table-cell>
          <table:table-cell office:value-type="float" office:value="-0.0673245614035088">
            <text:p>-0.0673245614</text:p>
          </table:table-cell>
          <table:table-cell office:value-type="float" office:value="-0.0775513478818999">
            <text:p>-0.0775513479</text:p>
          </table:table-cell>
          <table:table-cell office:value-type="float" office:value="0.799634695290859">
            <text:p>0.7996346953</text:p>
          </table:table-cell>
          <table:table-cell office:value-type="float" office:value="0.773247924361342">
            <text:p>0.7732479244</text:p>
          </table:table-cell>
          <table:table-cell office:value-type="float" office:value="0.740358137067617">
            <text:p>0.7403581371</text:p>
          </table:table-cell>
          <table:table-cell office:value-type="float" office:value="-11.3563867734363">
            <text:p>-11.3563867734</text:p>
          </table:table-cell>
          <table:table-cell office:value-type="float" office:value="-9.94500715100757">
            <text:p>-9.945007151</text:p>
          </table:table-cell>
          <table:table-cell office:value-type="float" office:value="-8.58667688416489">
            <text:p>-8.5866768842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603">
            <text:p>603</text:p>
          </table:table-cell>
          <table:table-cell office:value-type="float" office:value="4626">
            <text:p>4626</text:p>
          </table:table-cell>
          <table:table-cell office:value-type="float" office:value="10755">
            <text:p>10755</text:p>
          </table:table-cell>
          <table:table-cell office:value-type="float" office:value="21771">
            <text:p>21771</text:p>
          </table:table-cell>
          <table:table-cell office:value-type="float" office:value="-312.75">
            <text:p>-312.75</text:p>
          </table:table-cell>
          <table:table-cell office:value-type="float" office:value="-519.375">
            <text:p>-519.375</text:p>
          </table:table-cell>
          <table:table-cell office:value-type="float" office:value="-1806">
            <text:p>-1806</text:p>
          </table:table-cell>
          <table:table-cell office:value-type="float" office:value="-0.0676070038910506">
            <text:p>-0.0676070039</text:p>
          </table:table-cell>
          <table:table-cell office:value-type="float" office:value="-0.0482914923291492">
            <text:p>-0.0482914923</text:p>
          </table:table-cell>
          <table:table-cell office:value-type="float" office:value="-0.0829543888659226">
            <text:p>-0.0829543889</text:p>
          </table:table-cell>
          <table:table-cell office:value-type="float" office:value="0.772334072052567">
            <text:p>0.7723340721</text:p>
          </table:table-cell>
          <table:table-cell office:value-type="float" office:value="0.835550630581475">
            <text:p>0.8355506306</text:p>
          </table:table-cell>
          <table:table-cell office:value-type="float" office:value="0.723147243008224">
            <text:p>0.723147243</text:p>
          </table:table-cell>
          <table:table-cell office:value-type="float" office:value="-9.9019775981644">
            <text:p>-9.9019775982</text:p>
          </table:table-cell>
          <table:table-cell office:value-type="float" office:value="-14.0039690416407">
            <text:p>-14.0039690416</text:p>
          </table:table-cell>
          <table:table-cell office:value-type="float" office:value="-8.00418754107385">
            <text:p>-8.004187541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office:value-type="float" office:value="1603">
            <text:p>1603</text:p>
          </table:table-cell>
          <table:table-cell office:value-type="float" office:value="612">
            <text:p>612</text:p>
          </table:table-cell>
          <table:table-cell office:value-type="float" office:value="6606">
            <text:p>6606</text:p>
          </table:table-cell>
          <table:table-cell office:value-type="float" office:value="11784">
            <text:p>11784</text:p>
          </table:table-cell>
          <table:table-cell office:value-type="float" office:value="20377">
            <text:p>20377</text:p>
          </table:table-cell>
          <table:table-cell office:value-type="float" office:value="92.25">
            <text:p>92.25</text:p>
          </table:table-cell>
          <table:table-cell office:value-type="float" office:value="-282">
            <text:p>-282</text:p>
          </table:table-cell>
          <table:table-cell office:value-type="float" office:value="-30.75">
            <text:p>-30.75</text:p>
          </table:table-cell>
          <table:table-cell office:value-type="float" office:value="0.0139645776566757">
            <text:p>0.0139645777</text:p>
          </table:table-cell>
          <table:table-cell office:value-type="float" office:value="-0.0239307535641548">
            <text:p>-0.0239307536</text:p>
          </table:table-cell>
          <table:table-cell office:value-type="float" office:value="-0.00150905432595573">
            <text:p>-0.0015090543</text:p>
          </table:table-cell>
          <table:table-cell office:value-type="float" office:value="1.04925824027946">
            <text:p>1.0492582403</text:p>
          </table:table-cell>
          <table:table-cell office:value-type="float" office:value="0.917364817219109">
            <text:p>0.9173648172</text:p>
          </table:table-cell>
          <table:table-cell office:value-type="float" office:value="0.994722773259274">
            <text:p>0.9947227733</text:p>
          </table:table-cell>
          <table:table-cell office:value-type="float" office:value="0">
            <text:p>0</text:p>
          </table:table-cell>
          <table:table-cell office:value-type="float" office:value="-28.6167307804902">
            <text:p>-28.6167307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30">
            <text:p>730</text:p>
          </table:table-cell>
          <table:table-cell office:value-type="float" office:value="8046">
            <text:p>8046</text:p>
          </table:table-cell>
          <table:table-cell office:value-type="float" office:value="12775">
            <text:p>12775</text:p>
          </table:table-cell>
          <table:table-cell office:value-type="float" office:value="20951">
            <text:p>20951</text:p>
          </table:table-cell>
          <table:table-cell office:value-type="float" office:value="-398.25">
            <text:p>-398.25</text:p>
          </table:table-cell>
          <table:table-cell office:value-type="float" office:value="-137.5">
            <text:p>-137.5</text:p>
          </table:table-cell>
          <table:table-cell office:value-type="float" office:value="-225.5">
            <text:p>-225.5</text:p>
          </table:table-cell>
          <table:table-cell office:value-type="float" office:value="-0.049496644295302">
            <text:p>-0.0494966443</text:p>
          </table:table-cell>
          <table:table-cell table:number-columns-repeated="2" office:value-type="float" office:value="-0.0107632093933464">
            <text:p>-0.0107632094</text:p>
          </table:table-cell>
          <table:table-cell office:value-type="float" office:value="0.831563583847574">
            <text:p>0.8315635838</text:p>
          </table:table-cell>
          <table:table-cell table:number-columns-repeated="2" office:value-type="float" office:value="0.96255582660912">
            <text:p>0.9625558266</text:p>
          </table:table-cell>
          <table:table-cell office:value-type="float" office:value="-13.654417014675">
            <text:p>-13.6544170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2">
            <text:p>692</text:p>
          </table:table-cell>
          <table:table-cell office:value-type="float" office:value="1657">
            <text:p>1657</text:p>
          </table:table-cell>
          <table:table-cell office:value-type="float" office:value="5776">
            <text:p>5776</text:p>
          </table:table-cell>
          <table:table-cell office:value-type="float" office:value="11172">
            <text:p>11172</text:p>
          </table:table-cell>
          <table:table-cell office:value-type="float" office:value="18214">
            <text:p>18214</text:p>
          </table:table-cell>
          <table:table-cell office:value-type="float" office:value="-342">
            <text:p>-342</text:p>
          </table:table-cell>
          <table:table-cell office:value-type="float" office:value="206.5">
            <text:p>206.5</text:p>
          </table:table-cell>
          <table:table-cell office:value-type="float" office:value="-869.75">
            <text:p>-869.75</text:p>
          </table:table-cell>
          <table:table-cell office:value-type="float" office:value="-0.0592105263157895">
            <text:p>-0.0592105263</text:p>
          </table:table-cell>
          <table:table-cell office:value-type="float" office:value="0.018483709273183">
            <text:p>0.0184837093</text:p>
          </table:table-cell>
          <table:table-cell office:value-type="float" office:value="-0.0477517294388932">
            <text:p>-0.0477517294</text:p>
          </table:table-cell>
          <table:table-cell office:value-type="float" office:value="0.799634695290859">
            <text:p>0.7996346953</text:p>
          </table:table-cell>
          <table:table-cell office:value-type="float" office:value="1.06536261157279">
            <text:p>1.0653626116</text:p>
          </table:table-cell>
          <table:table-cell office:value-type="float" office:value="0.837338193186108">
            <text:p>0.8373381932</text:p>
          </table:table-cell>
          <table:table-cell office:value-type="float" office:value="-11.3563867734363">
            <text:p>-11.3563867734</text:p>
          </table:table-cell>
          <table:table-cell office:value-type="float" office:value="0">
            <text:p>0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4112">
            <text:p>4112</text:p>
          </table:table-cell>
          <table:table-cell office:value-type="float" office:value="9888">
            <text:p>9888</text:p>
          </table:table-cell>
          <table:table-cell office:value-type="float" office:value="17304">
            <text:p>17304</text:p>
          </table:table-cell>
          <table:table-cell office:value-type="float" office:value="-278">
            <text:p>-278</text:p>
          </table:table-cell>
          <table:table-cell office:value-type="float" office:value="-255">
            <text:p>-255</text:p>
          </table:table-cell>
          <table:table-cell office:value-type="float" office:value="-446.25">
            <text:p>-446.25</text:p>
          </table:table-cell>
          <table:table-cell office:value-type="float" office:value="-0.0676070038910506">
            <text:p>-0.0676070039</text:p>
          </table:table-cell>
          <table:table-cell table:number-columns-repeated="2" office:value-type="float" office:value="-0.0257888349514563">
            <text:p>-0.025788835</text:p>
          </table:table-cell>
          <table:table-cell office:value-type="float" office:value="0.772334072052567">
            <text:p>0.7723340721</text:p>
          </table:table-cell>
          <table:table-cell table:number-columns-repeated="2" office:value-type="float" office:value="0.911042603125884">
            <text:p>0.9110426031</text:p>
          </table:table-cell>
          <table:table-cell office:value-type="float" office:value="-9.9019775981644">
            <text:p>-9.9019775982</text:p>
          </table:table-cell>
          <table:table-cell table:number-columns-repeated="2" office:value-type="float" office:value="-26.5297185211161">
            <text:p>-26.52971852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591">
            <text:p>1591</text:p>
          </table:table-cell>
          <table:table-cell office:value-type="float" office:value="668">
            <text:p>668</text:p>
          </table:table-cell>
          <table:table-cell office:value-type="float" office:value="5872">
            <text:p>5872</text:p>
          </table:table-cell>
          <table:table-cell office:value-type="float" office:value="11784">
            <text:p>11784</text:p>
          </table:table-cell>
          <table:table-cell office:value-type="float" office:value="22058">
            <text:p>22058</text:p>
          </table:table-cell>
          <table:table-cell office:value-type="float" office:value="82">
            <text:p>82</text:p>
          </table:table-cell>
          <table:table-cell office:value-type="float" office:value="-282">
            <text:p>-282</text:p>
          </table:table-cell>
          <table:table-cell office:value-type="float" office:value="465.5">
            <text:p>465.5</text:p>
          </table:table-cell>
          <table:table-cell office:value-type="float" office:value="0.0139645776566757">
            <text:p>0.0139645777</text:p>
          </table:table-cell>
          <table:table-cell office:value-type="float" office:value="-0.0239307535641548">
            <text:p>-0.0239307536</text:p>
          </table:table-cell>
          <table:table-cell office:value-type="float" office:value="0.0211034545289691">
            <text:p>0.0211034545</text:p>
          </table:table-cell>
          <table:table-cell office:value-type="float" office:value="1.04925824027946">
            <text:p>1.0492582403</text:p>
          </table:table-cell>
          <table:table-cell office:value-type="float" office:value="0.917364817219109">
            <text:p>0.9173648172</text:p>
          </table:table-cell>
          <table:table-cell office:value-type="float" office:value="1.07473498820578">
            <text:p>1.0747349882</text:p>
          </table:table-cell>
          <table:table-cell office:value-type="float" office:value="0">
            <text:p>0</text:p>
          </table:table-cell>
          <table:table-cell office:value-type="float" office:value="-28.6167307804902">
            <text:p>-28.6167307805</text:p>
          </table:table-cell>
          <table:table-cell office:value-type="float" office:value="33.1905671040134">
            <text:p>33.19056710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857">
            <text:p>857</text:p>
          </table:table-cell>
          <table:table-cell office:value-type="float" office:value="502">
            <text:p>502</text:p>
          </table:table-cell>
          <table:table-cell office:value-type="float" office:value="6012">
            <text:p>6012</text:p>
          </table:table-cell>
          <table:table-cell office:value-type="float" office:value="10095">
            <text:p>10095</text:p>
          </table:table-cell>
          <table:table-cell office:value-type="float" office:value="18327">
            <text:p>18327</text:p>
          </table:table-cell>
          <table:table-cell office:value-type="float" office:value="-124.375">
            <text:p>-124.375</text:p>
          </table:table-cell>
          <table:table-cell office:value-type="float" office:value="-496.875">
            <text:p>-496.875</text:p>
          </table:table-cell>
          <table:table-cell office:value-type="float" office:value="-907.125">
            <text:p>-907.125</text:p>
          </table:table-cell>
          <table:table-cell office:value-type="float" office:value="-0.0206877910844977">
            <text:p>-0.0206877911</text:p>
          </table:table-cell>
          <table:table-cell office:value-type="float" office:value="-0.0492199108469539">
            <text:p>-0.0492199108</text:p>
          </table:table-cell>
          <table:table-cell office:value-type="float" office:value="-0.049496644295302">
            <text:p>-0.0494966443</text:p>
          </table:table-cell>
          <table:table-cell office:value-type="float" office:value="0.928431581216172">
            <text:p>0.9284315812</text:p>
          </table:table-cell>
          <table:table-cell office:value-type="float" office:value="0.832478607298274">
            <text:p>0.8324786073</text:p>
          </table:table-cell>
          <table:table-cell office:value-type="float" office:value="0.831563583847574">
            <text:p>0.8315635838</text:p>
          </table:table-cell>
          <table:table-cell office:value-type="float" office:value="-33.1573513694973">
            <text:p>-33.1573513695</text:p>
          </table:table-cell>
          <table:table-cell office:value-type="float" office:value="-13.7331693176336">
            <text:p>-13.7331693176</text:p>
          </table:table-cell>
          <table:table-cell office:value-type="float" office:value="-13.654417014675">
            <text:p>-13.654417014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73">
            <text:p>373</text:p>
          </table:table-cell>
          <table:table-cell office:value-type="float" office:value="4369">
            <text:p>4369</text:p>
          </table:table-cell>
          <table:table-cell office:value-type="float" office:value="9660">
            <text:p>9660</text:p>
          </table:table-cell>
          <table:table-cell office:value-type="float" office:value="17220">
            <text:p>17220</text:p>
          </table:table-cell>
          <table:table-cell office:value-type="float" office:value="-295.375">
            <text:p>-295.375</text:p>
          </table:table-cell>
          <table:table-cell office:value-type="float" office:value="-76.625">
            <text:p>-76.625</text:p>
          </table:table-cell>
          <table:table-cell office:value-type="float" office:value="-136.5">
            <text:p>-136.5</text:p>
          </table:table-cell>
          <table:table-cell office:value-type="float" office:value="-0.0676070038910506">
            <text:p>-0.0676070039</text:p>
          </table:table-cell>
          <table:table-cell office:value-type="float" office:value="-0.00793219461697723">
            <text:p>-0.0079321946</text:p>
          </table:table-cell>
          <table:table-cell office:value-type="float" office:value="-0.00792682926829268">
            <text:p>-0.0079268293</text:p>
          </table:table-cell>
          <table:table-cell office:value-type="float" office:value="0.772334072052567">
            <text:p>0.7723340721</text:p>
          </table:table-cell>
          <table:table-cell office:value-type="float" office:value="0.972360641475005">
            <text:p>0.9723606415</text:p>
          </table:table-cell>
          <table:table-cell office:value-type="float" office:value="0.972379253420583">
            <text:p>0.9723792534</text:p>
          </table:table-cell>
          <table:table-cell office:value-type="float" office:value="-9.9019775981644">
            <text:p>-9.90197759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91">
            <text:p>491</text:p>
          </table:table-cell>
          <table:table-cell office:value-type="float" office:value="6239">
            <text:p>6239</text:p>
          </table:table-cell>
          <table:table-cell office:value-type="float" office:value="10488">
            <text:p>10488</text:p>
          </table:table-cell>
          <table:table-cell office:value-type="float" office:value="18696">
            <text:p>18696</text:p>
          </table:table-cell>
          <table:table-cell office:value-type="float" office:value="87.125">
            <text:p>87.125</text:p>
          </table:table-cell>
          <table:table-cell office:value-type="float" office:value="-81.875">
            <text:p>-81.875</text:p>
          </table:table-cell>
          <table:table-cell office:value-type="float" office:value="-146">
            <text:p>-146</text:p>
          </table:table-cell>
          <table:table-cell office:value-type="float" office:value="0.0139645776566757">
            <text:p>0.0139645777</text:p>
          </table:table-cell>
          <table:table-cell office:value-type="float" office:value="-0.0078065408085431">
            <text:p>-0.0078065408</text:p>
          </table:table-cell>
          <table:table-cell office:value-type="float" office:value="-0.00780915703893881">
            <text:p>-0.007809157</text:p>
          </table:table-cell>
          <table:table-cell office:value-type="float" office:value="1.04925824027946">
            <text:p>1.0492582403</text:p>
          </table:table-cell>
          <table:table-cell office:value-type="float" office:value="0.972796553645714">
            <text:p>0.9727965536</text:p>
          </table:table-cell>
          <table:table-cell office:value-type="float" office:value="0.972787476913685">
            <text:p>0.9727874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85">
            <text:p>885</text:p>
          </table:table-cell>
          <table:table-cell office:value-type="float" office:value="570">
            <text:p>570</text:p>
          </table:table-cell>
          <table:table-cell office:value-type="float" office:value="7599">
            <text:p>7599</text:p>
          </table:table-cell>
          <table:table-cell office:value-type="float" office:value="11744">
            <text:p>11744</text:p>
          </table:table-cell>
          <table:table-cell office:value-type="float" office:value="22058">
            <text:p>22058</text:p>
          </table:table-cell>
          <table:table-cell office:value-type="float" office:value="-376.125">
            <text:p>-376.125</text:p>
          </table:table-cell>
          <table:table-cell office:value-type="float" office:value="-67.875">
            <text:p>-67.875</text:p>
          </table:table-cell>
          <table:table-cell office:value-type="float" office:value="148.75">
            <text:p>148.75</text:p>
          </table:table-cell>
          <table:table-cell office:value-type="float" office:value="-0.049496644295302">
            <text:p>-0.0494966443</text:p>
          </table:table-cell>
          <table:table-cell office:value-type="float" office:value="-0.0057795470027248">
            <text:p>-0.005779547</text:p>
          </table:table-cell>
          <table:table-cell office:value-type="float" office:value="0.0067435850938435">
            <text:p>0.0067435851</text:p>
          </table:table-cell>
          <table:table-cell office:value-type="float" office:value="0.831563583847574">
            <text:p>0.8315635838</text:p>
          </table:table-cell>
          <table:table-cell office:value-type="float" office:value="0.979837055691034">
            <text:p>0.9798370557</text:p>
          </table:table-cell>
          <table:table-cell office:value-type="float" office:value="1.02369168067069">
            <text:p>1.0236916807</text:p>
          </table:table-cell>
          <table:table-cell office:value-type="float" office:value="-13.654417014675">
            <text:p>-13.6544170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31">
            <text:p>531</text:p>
          </table:table-cell>
          <table:table-cell office:value-type="float" office:value="1301">
            <text:p>1301</text:p>
          </table:table-cell>
          <table:table-cell office:value-type="float" office:value="531">
            <text:p>531</text:p>
          </table:table-cell>
          <table:table-cell office:value-type="float" office:value="5344">
            <text:p>5344</text:p>
          </table:table-cell>
          <table:table-cell office:value-type="float" office:value="9580">
            <text:p>9580</text:p>
          </table:table-cell>
          <table:table-cell office:value-type="float" office:value="16061">
            <text:p>16061</text:p>
          </table:table-cell>
          <table:table-cell office:value-type="float" office:value="-165.5">
            <text:p>-165.5</text:p>
          </table:table-cell>
          <table:table-cell office:value-type="float" office:value="-187.5">
            <text:p>-187.5</text:p>
          </table:table-cell>
          <table:table-cell office:value-type="float" office:value="-106.25">
            <text:p>-106.25</text:p>
          </table:table-cell>
          <table:table-cell office:value-type="float" office:value="-0.0309693113772455">
            <text:p>-0.0309693114</text:p>
          </table:table-cell>
          <table:table-cell office:value-type="float" office:value="-0.0195720250521921">
            <text:p>-0.0195720251</text:p>
          </table:table-cell>
          <table:table-cell office:value-type="float" office:value="-0.006615403773115">
            <text:p>-0.0066154038</text:p>
          </table:table-cell>
          <table:table-cell office:value-type="float" office:value="0.893487242744115">
            <text:p>0.8934872427</text:p>
          </table:table-cell>
          <table:table-cell office:value-type="float" office:value="0.932248718080029">
            <text:p>0.9322487181</text:p>
          </table:table-cell>
          <table:table-cell office:value-type="float" office:value="0.976931863385577">
            <text:p>0.9769318634</text:p>
          </table:table-cell>
          <table:table-cell office:value-type="float" office:value="-22.0333526980416">
            <text:p>-22.0333526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236">
            <text:p>1236</text:p>
          </table:table-cell>
          <table:table-cell table:number-columns-repeated="2" office:value-type="float" office:value="497">
            <text:p>497</text:p>
          </table:table-cell>
          <table:table-cell office:value-type="float" office:value="6450">
            <text:p>6450</text:p>
          </table:table-cell>
          <table:table-cell office:value-type="float" office:value="9660">
            <text:p>9660</text:p>
          </table:table-cell>
          <table:table-cell office:value-type="float" office:value="17220">
            <text:p>17220</text:p>
          </table:table-cell>
          <table:table-cell office:value-type="float" office:value="-200.5">
            <text:p>-200.5</text:p>
          </table:table-cell>
          <table:table-cell office:value-type="float" office:value="-85.625">
            <text:p>-85.625</text:p>
          </table:table-cell>
          <table:table-cell office:value-type="float" office:value="-152.75">
            <text:p>-152.75</text:p>
          </table:table-cell>
          <table:table-cell office:value-type="float" office:value="-0.0310852713178295">
            <text:p>-0.0310852713</text:p>
          </table:table-cell>
          <table:table-cell office:value-type="float" office:value="-0.00886387163561077">
            <text:p>-0.0088638716</text:p>
          </table:table-cell>
          <table:table-cell office:value-type="float" office:value="-0.00887049941927991">
            <text:p>-0.0088704994</text:p>
          </table:table-cell>
          <table:table-cell office:value-type="float" office:value="0.893095486809687">
            <text:p>0.8930954868</text:p>
          </table:table-cell>
          <table:table-cell office:value-type="float" office:value="0.969130442987293">
            <text:p>0.969130443</text:p>
          </table:table-cell>
          <table:table-cell office:value-type="float" office:value="0.969107476122017">
            <text:p>0.9691074761</text:p>
          </table:table-cell>
          <table:table-cell office:value-type="float" office:value="-21.9498533302081">
            <text:p>-21.94985333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511">
            <text:p>511</text:p>
          </table:table-cell>
          <table:table-cell office:value-type="float" office:value="6297">
            <text:p>6297</text:p>
          </table:table-cell>
          <table:table-cell office:value-type="float" office:value="10480">
            <text:p>10480</text:p>
          </table:table-cell>
          <table:table-cell office:value-type="float" office:value="18696">
            <text:p>18696</text:p>
          </table:table-cell>
          <table:table-cell office:value-type="float" office:value="-284">
            <text:p>-284</text:p>
          </table:table-cell>
          <table:table-cell office:value-type="float" office:value="-8.375">
            <text:p>-8.375</text:p>
          </table:table-cell>
          <table:table-cell office:value-type="float" office:value="-283.25">
            <text:p>-283.25</text:p>
          </table:table-cell>
          <table:table-cell office:value-type="float" office:value="-0.0451008416706368">
            <text:p>-0.0451008417</text:p>
          </table:table-cell>
          <table:table-cell office:value-type="float" office:value="-0.000799141221374046">
            <text:p>-0.0007991412</text:p>
          </table:table-cell>
          <table:table-cell office:value-type="float" office:value="-0.0151502995293111">
            <text:p>-0.0151502995</text:p>
          </table:table-cell>
          <table:table-cell office:value-type="float" office:value="0.846133862554795">
            <text:p>0.8461338626</text:p>
          </table:table-cell>
          <table:table-cell office:value-type="float" office:value="0.997204257433507">
            <text:p>0.9972042574</text:p>
          </table:table-cell>
          <table:table-cell office:value-type="float" office:value="0.947423833536034">
            <text:p>0.9474238335</text:p>
          </table:table-cell>
          <table:table-cell office:value-type="float" office:value="-15.0195910700802">
            <text:p>-15.01959107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61">
            <text:p>361</text:p>
          </table:table-cell>
          <table:table-cell office:value-type="float" office:value="1038">
            <text:p>1038</text:p>
          </table:table-cell>
          <table:table-cell office:value-type="float" office:value="361">
            <text:p>361</text:p>
          </table:table-cell>
          <table:table-cell office:value-type="float" office:value="5678">
            <text:p>5678</text:p>
          </table:table-cell>
          <table:table-cell office:value-type="float" office:value="8849">
            <text:p>8849</text:p>
          </table:table-cell>
          <table:table-cell office:value-type="float" office:value="16237">
            <text:p>16237</text:p>
          </table:table-cell>
          <table:table-cell office:value-type="float" office:value="-111">
            <text:p>-111</text:p>
          </table:table-cell>
          <table:table-cell office:value-type="float" office:value="-662.625">
            <text:p>-662.625</text:p>
          </table:table-cell>
          <table:table-cell office:value-type="float" office:value="-1244.75">
            <text:p>-1244.75</text:p>
          </table:table-cell>
          <table:table-cell office:value-type="float" office:value="-0.0195491370200775">
            <text:p>-0.019549137</text:p>
          </table:table-cell>
          <table:table-cell office:value-type="float" office:value="-0.0748813425245791">
            <text:p>-0.0748813425</text:p>
          </table:table-cell>
          <table:table-cell office:value-type="float" office:value="-0.0766613290632506">
            <text:p>-0.0766613291</text:p>
          </table:table-cell>
          <table:table-cell office:value-type="float" office:value="0.932327071195859">
            <text:p>0.9323270712</text:p>
          </table:table-cell>
          <table:table-cell office:value-type="float" office:value="0.748905443462209">
            <text:p>0.7489054435</text:p>
          </table:table-cell>
          <table:table-cell office:value-type="float" office:value="0.743204188651161">
            <text:p>0.7432041887</text:p>
          </table:table-cell>
          <table:table-cell office:value-type="float" office:value="0">
            <text:p>0</text:p>
          </table:table-cell>
          <table:table-cell office:value-type="float" office:value="-8.90553832035012">
            <text:p>-8.9055383204</text:p>
          </table:table-cell>
          <table:table-cell office:value-type="float" office:value="-8.69049949799441">
            <text:p>-8.69049949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table:number-columns-repeated="3" office:value-type="float" office:value="4">
            <text:p>4</text:p>
          </table:table-cell>
          <table:table-cell office:value-type="float" office:value="901">
            <text:p>901</text:p>
          </table:table-cell>
          <table:table-cell table:number-columns-repeated="2" office:value-type="float" office:value="257">
            <text:p>257</text:p>
          </table:table-cell>
          <table:table-cell office:value-type="float" office:value="5426">
            <text:p>5426</text:p>
          </table:table-cell>
          <table:table-cell office:value-type="float" office:value="8771">
            <text:p>8771</text:p>
          </table:table-cell>
          <table:table-cell office:value-type="float" office:value="14935">
            <text:p>14935</text:p>
          </table:table-cell>
          <table:table-cell office:value-type="float" office:value="-303.5">
            <text:p>-303.5</text:p>
          </table:table-cell>
          <table:table-cell office:value-type="float" office:value="-490.625">
            <text:p>-490.625</text:p>
          </table:table-cell>
          <table:table-cell office:value-type="float" office:value="-212.5">
            <text:p>-212.5</text:p>
          </table:table-cell>
          <table:table-cell office:value-type="float" office:value="-0.0559343899741983">
            <text:p>-0.05593439</text:p>
          </table:table-cell>
          <table:table-cell office:value-type="float" office:value="-0.0559371793410101">
            <text:p>-0.0559371793</text:p>
          </table:table-cell>
          <table:table-cell office:value-type="float" office:value="-0.014228322731838">
            <text:p>-0.0142283227</text:p>
          </table:table-cell>
          <table:table-cell office:value-type="float" office:value="0.810361800814606">
            <text:p>0.8103618008</text:p>
          </table:table-cell>
          <table:table-cell office:value-type="float" office:value="0.810352649650416">
            <text:p>0.8103526497</text:p>
          </table:table-cell>
          <table:table-cell office:value-type="float" office:value="0.950597662967379">
            <text:p>0.950597663</text:p>
          </table:table-cell>
          <table:table-cell office:value-type="float" office:value="-12.0422487775519">
            <text:p>-12.0422487776</text:p>
          </table:table-cell>
          <table:table-cell office:value-type="float" office:value="-12.0416306593542">
            <text:p>-12.0416306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table:number-columns-repeated="3" office:value-type="float" office:value="4">
            <text:p>4</text:p>
          </table:table-cell>
          <table:table-cell office:value-type="float" office:value="982">
            <text:p>982</text:p>
          </table:table-cell>
          <table:table-cell table:number-columns-repeated="2" office:value-type="float" office:value="367">
            <text:p>367</text:p>
          </table:table-cell>
          <table:table-cell office:value-type="float" office:value="5500">
            <text:p>5500</text:p>
          </table:table-cell>
          <table:table-cell office:value-type="float" office:value="8890">
            <text:p>8890</text:p>
          </table:table-cell>
          <table:table-cell office:value-type="float" office:value="15137">
            <text:p>15137</text:p>
          </table:table-cell>
          <table:table-cell office:value-type="float" office:value="-298.857142857143">
            <text:p>-298.8571428571</text:p>
          </table:table-cell>
          <table:table-cell office:value-type="float" office:value="-483.142857142857">
            <text:p>-483.1428571429</text:p>
          </table:table-cell>
          <table:table-cell office:value-type="float" office:value="-746.571428571429">
            <text:p>-746.5714285714</text:p>
          </table:table-cell>
          <table:table-cell office:value-type="float" office:value="-0.0543376623376623">
            <text:p>-0.0543376623</text:p>
          </table:table-cell>
          <table:table-cell office:value-type="float" office:value="-0.0543467780813113">
            <text:p>-0.0543467781</text:p>
          </table:table-cell>
          <table:table-cell office:value-type="float" office:value="-0.049320963769005">
            <text:p>-0.0493209638</text:p>
          </table:table-cell>
          <table:table-cell office:value-type="float" office:value="0.815605241652893">
            <text:p>0.8156052417</text:p>
          </table:table-cell>
          <table:table-cell office:value-type="float" office:value="0.815575278399536">
            <text:p>0.8155752784</text:p>
          </table:table-cell>
          <table:table-cell office:value-type="float" office:value="0.832144439444005">
            <text:p>0.8321444394</text:p>
          </table:table-cell>
          <table:table-cell office:value-type="float" office:value="-12.4064931314598">
            <text:p>-12.4064931315</text:p>
          </table:table-cell>
          <table:table-cell office:value-type="float" office:value="-12.4043529243804">
            <text:p>-12.4043529244</text:p>
          </table:table-cell>
          <table:table-cell office:value-type="float" office:value="-13.7043094491101">
            <text:p>-13.704309449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33">
            <text:p>1033</text:p>
          </table:table-cell>
          <table:table-cell office:value-type="float" office:value="673">
            <text:p>673</text:p>
          </table:table-cell>
          <table:table-cell office:value-type="float" office:value="447">
            <text:p>447</text:p>
          </table:table-cell>
          <table:table-cell office:value-type="float" office:value="5016">
            <text:p>5016</text:p>
          </table:table-cell>
          <table:table-cell office:value-type="float" office:value="8488">
            <text:p>8488</text:p>
          </table:table-cell>
          <table:table-cell office:value-type="float" office:value="14709">
            <text:p>14709</text:p>
          </table:table-cell>
          <table:table-cell office:value-type="float" office:value="-323.166666666667">
            <text:p>-323.1666666667</text:p>
          </table:table-cell>
          <table:table-cell office:value-type="float" office:value="-420.6">
            <text:p>-420.6</text:p>
          </table:table-cell>
          <table:table-cell office:value-type="float" office:value="0">
            <text:p>0</text:p>
          </table:table-cell>
          <table:table-cell office:value-type="float" office:value="-0.0644271664008506">
            <text:p>-0.0644271664</text:p>
          </table:table-cell>
          <table:table-cell office:value-type="float" office:value="-0.0495523091423186">
            <text:p>-0.0495523091</text:p>
          </table:table-cell>
          <table:table-cell office:value-type="float" office:value="0">
            <text:p>0</text:p>
          </table:table-cell>
          <table:table-cell office:value-type="float" office:value="0.782640602747091">
            <text:p>0.7826406027</text:p>
          </table:table-cell>
          <table:table-cell office:value-type="float" office:value="0.831379563430903">
            <text:p>0.8313795634</text:p>
          </table:table-cell>
          <table:table-cell office:value-type="float" office:value="0.9">
            <text:p>0.9</text:p>
          </table:table-cell>
          <table:table-cell office:value-type="float" office:value="-10.4081965207139">
            <text:p>-10.4081965207</text:p>
          </table:table-cell>
          <table:table-cell office:value-type="float" office:value="-13.6386822520542">
            <text:p>-13.6386822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2.8">
            <text:p>192.8</text:p>
          </table:table-cell>
          <table:table-cell office:value-type="float" office:value="6346.2">
            <text:p>6346.2</text:p>
          </table:table-cell>
          <table:table-cell office:value-type="float" office:value="18776.6">
            <text:p>18776.6</text:p>
          </table:table-cell>
          <table:table-cell office:value-type="float" office:value="10.678">
            <text:p>10.67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58">
            <text:p>958</text:p>
          </table:table-cell>
          <table:table-cell table:number-columns-repeated="2" office:value-type="float" office:value="399">
            <text:p>399</text:p>
          </table:table-cell>
          <table:table-cell office:value-type="float" office:value="4396">
            <text:p>4396</text:p>
          </table:table-cell>
          <table:table-cell office:value-type="float" office:value="7614">
            <text:p>7614</text:p>
          </table:table-cell>
          <table:table-cell office:value-type="float" office:value="14292">
            <text:p>14292</text:p>
          </table:table-cell>
          <table:table-cell office:value-type="float" office:value="-308.2">
            <text:p>-308.2</text:p>
          </table:table-cell>
          <table:table-cell office:value-type="float" office:value="-534">
            <text:p>-534</text:p>
          </table:table-cell>
          <table:table-cell office:value-type="float" office:value="0">
            <text:p>0</text:p>
          </table:table-cell>
          <table:table-cell office:value-type="float" office:value="-0.0701091901728844">
            <text:p>-0.0701091902</text:p>
          </table:table-cell>
          <table:table-cell office:value-type="float" office:value="-0.070133963750985">
            <text:p>-0.0701339638</text:p>
          </table:table-cell>
          <table:table-cell office:value-type="float" office:value="0">
            <text:p>0</text:p>
          </table:table-cell>
          <table:table-cell office:value-type="float" office:value="0.764251819546432">
            <text:p>0.7642518195</text:p>
          </table:table-cell>
          <table:table-cell office:value-type="float" office:value="0.764171921699544">
            <text:p>0.7641719217</text:p>
          </table:table-cell>
          <table:table-cell office:value-type="float" office:value="0.9">
            <text:p>0.9</text:p>
          </table:table-cell>
          <table:table-cell office:value-type="float" office:value="-9.53590889504229">
            <text:p>-9.535908895</text:p>
          </table:table-cell>
          <table:table-cell office:value-type="float" office:value="-9.53241506203702">
            <text:p>-9.532415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7.6">
            <text:p>187.6</text:p>
          </table:table-cell>
          <table:table-cell office:value-type="float" office:value="6109.6">
            <text:p>6109.6</text:p>
          </table:table-cell>
          <table:table-cell office:value-type="float" office:value="18483">
            <text:p>18483</text:p>
          </table:table-cell>
          <table:table-cell office:value-type="float" office:value="10.644">
            <text:p>10.6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25">
            <text:p>925</text:p>
          </table:table-cell>
          <table:table-cell office:value-type="float" office:value="597">
            <text:p>597</text:p>
          </table:table-cell>
          <table:table-cell office:value-type="float" office:value="392">
            <text:p>392</text:p>
          </table:table-cell>
          <table:table-cell office:value-type="float" office:value="4080">
            <text:p>4080</text:p>
          </table:table-cell>
          <table:table-cell office:value-type="float" office:value="7374">
            <text:p>7374</text:p>
          </table:table-cell>
          <table:table-cell office:value-type="float" office:value="13888">
            <text:p>13888</text:p>
          </table:table-cell>
          <table:table-cell office:value-type="float" office:value="0">
            <text:p>0</text:p>
          </table:table-cell>
          <table:table-cell office:value-type="float" office:value="-109.75">
            <text:p>-109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48833740168158">
            <text:p>-0.01488337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948342359992508">
            <text:p>0.94834236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date" office:date-value="2021-04-28">
            <text:p>04/28/21</text:p>
          </table:table-cell>
          <table:table-cell office:value-type="float" office:value="188">
            <text:p>188</text:p>
          </table:table-cell>
          <table:table-cell office:value-type="float" office:value="5907">
            <text:p>5907</text:p>
          </table:table-cell>
          <table:table-cell office:value-type="float" office:value="18789">
            <text:p>18789</text:p>
          </table:table-cell>
          <table:table-cell office:value-type="float" office:value="9.01">
            <text:p>9.01</text:p>
          </table:table-cell>
          <table:table-cell office:value-type="float" office:value="183">
            <text:p>183</text:p>
          </table:table-cell>
          <table:table-cell office:value-type="float" office:value="6040.2">
            <text:p>6040.2</text:p>
          </table:table-cell>
          <table:table-cell office:value-type="float" office:value="18588">
            <text:p>18588</text:p>
          </table:table-cell>
          <table:table-cell office:value-type="float" office:value="10.632">
            <text:p>10.63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048">
            <text:p>1048</text:p>
          </table:table-cell>
          <table:table-cell office:value-type="float" office:value="538">
            <text:p>538</text:p>
          </table:table-cell>
          <table:table-cell office:value-type="float" office:value="3787">
            <text:p>3787</text:p>
          </table:table-cell>
          <table:table-cell office:value-type="float" office:value="7144">
            <text:p>7144</text:p>
          </table:table-cell>
          <table:table-cell office:value-type="float" office:value="13495">
            <text:p>13495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date" office:date-value="2021-04-29">
            <text:p>04/29/21</text:p>
          </table:table-cell>
          <table:table-cell office:value-type="float" office:value="186">
            <text:p>186</text:p>
          </table:table-cell>
          <table:table-cell office:value-type="float" office:value="5554">
            <text:p>5554</text:p>
          </table:table-cell>
          <table:table-cell office:value-type="float" office:value="22379">
            <text:p>22379</text:p>
          </table:table-cell>
          <table:table-cell office:value-type="float" office:value="11.55">
            <text:p>11.55</text:p>
          </table:table-cell>
          <table:table-cell office:value-type="float" office:value="180">
            <text:p>180</text:p>
          </table:table-cell>
          <table:table-cell office:value-type="float" office:value="5789.8">
            <text:p>5789.8</text:p>
          </table:table-cell>
          <table:table-cell office:value-type="float" office:value="19483.4">
            <text:p>19483.4</text:p>
          </table:table-cell>
          <table:table-cell office:value-type="float" office:value="10.152">
            <text:p>10.152</text:p>
          </table:table-cell>
          <table:table-cell table:number-columns-repeated="3" office:value-type="float" office:value="5">
            <text:p>5</text:p>
          </table:table-cell>
          <table:table-cell office:value-type="float" office:value="821">
            <text:p>821</text:p>
          </table:table-cell>
          <table:table-cell office:value-type="float" office:value="523">
            <text:p>523</text:p>
          </table:table-cell>
          <table:table-cell office:value-type="float" office:value="334">
            <text:p>334</text:p>
          </table:table-cell>
          <table:table-cell office:value-type="float" office:value="3515">
            <text:p>3515</text:p>
          </table:table-cell>
          <table:table-cell office:value-type="float" office:value="6707">
            <text:p>6707</text:p>
          </table:table-cell>
          <table:table-cell office:value-type="float" office:value="13113">
            <text:p>13113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date" office:date-value="2021-04-30">
            <text:p>04/30/21</text:p>
          </table:table-cell>
          <table:table-cell office:value-type="float" office:value="182">
            <text:p>182</text:p>
          </table:table-cell>
          <table:table-cell office:value-type="float" office:value="5937">
            <text:p>5937</text:p>
          </table:table-cell>
          <table:table-cell office:value-type="float" office:value="23748">
            <text:p>23748</text:p>
          </table:table-cell>
          <table:table-cell office:value-type="float" office:value="9.96">
            <text:p>9.96</text:p>
          </table:table-cell>
          <table:table-cell office:value-type="float" office:value="179.25">
            <text:p>179.25</text:p>
          </table:table-cell>
          <table:table-cell office:value-type="float" office:value="5647.25">
            <text:p>5647.25</text:p>
          </table:table-cell>
          <table:table-cell office:value-type="float" office:value="21507">
            <text:p>21507</text:p>
          </table:table-cell>
          <table:table-cell office:value-type="float" office:value="9.94">
            <text:p>9.94</text:p>
          </table:table-cell>
          <table:table-cell table:number-columns-repeated="3" office:value-type="float" office:value="5">
            <text:p>5</text:p>
          </table:table-cell>
          <table:table-cell office:value-type="float" office:value="888">
            <text:p>888</text:p>
          </table:table-cell>
          <table:table-cell table:number-columns-repeated="2" office:value-type="float" office:value="420">
            <text:p>420</text:p>
          </table:table-cell>
          <table:table-cell office:value-type="float" office:value="3263">
            <text:p>3263</text:p>
          </table:table-cell>
          <table:table-cell office:value-type="float" office:value="6465">
            <text:p>6465</text:p>
          </table:table-cell>
          <table:table-cell office:value-type="float" office:value="12742">
            <text:p>12742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date" office:date-value="2021-05-01">
            <text:p>05/01/21</text:p>
          </table:table-cell>
          <table:table-cell office:value-type="float" office:value="161">
            <text:p>161</text:p>
          </table:table-cell>
          <table:table-cell office:value-type="float" office:value="5191">
            <text:p>5191</text:p>
          </table:table-cell>
          <table:table-cell office:value-type="float" office:value="21112">
            <text:p>21112</text:p>
          </table:table-cell>
          <table:table-cell office:value-type="float" office:value="9.24">
            <text:p>9.24</text:p>
          </table:table-cell>
          <table:table-cell office:value-type="float" office:value="176.333333333333">
            <text:p>176.3333333333</text:p>
          </table:table-cell>
          <table:table-cell office:value-type="float" office:value="5560.66666666667">
            <text:p>5560.6666666667</text:p>
          </table:table-cell>
          <table:table-cell office:value-type="float" office:value="22413">
            <text:p>22413</text:p>
          </table:table-cell>
          <table:table-cell office:value-type="float" office:value="10.25">
            <text:p>10.25</text:p>
          </table:table-cell>
          <table:table-cell table:number-columns-repeated="3" office:value-type="float" office:value="5">
            <text:p>5</text:p>
          </table:table-cell>
          <table:table-cell office:value-type="float" office:value="911">
            <text:p>911</text:p>
          </table:table-cell>
          <table:table-cell table:number-columns-repeated="2" office:value-type="float" office:value="456">
            <text:p>456</text:p>
          </table:table-cell>
          <table:table-cell office:value-type="float" office:value="3029">
            <text:p>3029</text:p>
          </table:table-cell>
          <table:table-cell office:value-type="float" office:value="6159">
            <text:p>6159</text:p>
          </table:table-cell>
          <table:table-cell office:value-type="float" office:value="12381">
            <text:p>12381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-8">
            <text:p>-8</text:p>
          </table:table-cell>
          <table:table-cell office:value-type="float" office:value="-9">
            <text:p>-9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float" office:value="38.3">
            <text:p>38.3</text:p>
          </table:table-cell>
          <table:table-cell office:value-type="float" office:value="51.2">
            <text:p>51.2</text:p>
          </table:table-cell>
          <table:table-cell office:value-type="float" office:value="30027">
            <text:p>30027</text:p>
          </table:table-cell>
          <table:table-cell office:value-type="float" office:value="30132">
            <text:p>30132</text:p>
          </table:table-cell>
          <table:table-cell office:value-type="float" office:value="30168">
            <text:p>301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2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2:00:57.48</dc:date>
    <dc:creator>Liam Widdess</dc:creator>
    <meta:editing-duration>P2DT3H30M41S</meta:editing-duration>
    <meta:editing-cycles>185</meta:editing-cycles>
    <meta:generator>OpenOffice/4.1.7$Win32 OpenOffice.org_project/417m1$Build-9800</meta:generator>
    <meta:document-statistic meta:table-count="8" meta:cell-count="1292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6837">
                <text:p>268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13">
                <text:p>18213</text:p>
              </table:table-cell>
              <table:table-cell office:value-type="float" office:value="25344">
                <text:p>2534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450">
                <text:p>18450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19944">
                <text:p>19944</text:p>
              </table:table-cell>
              <table:table-cell office:value-type="float" office:value="27387">
                <text:p>2738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069">
                <text:p>20069</text:p>
              </table:table-cell>
              <table:table-cell office:value-type="float" office:value="28772">
                <text:p>2877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8791">
                <text:p>18791</text:p>
              </table:table-cell>
              <table:table-cell office:value-type="float" office:value="30513">
                <text:p>3051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528">
                <text:p>14528</text:p>
              </table:table-cell>
              <table:table-cell office:value-type="float" office:value="20264">
                <text:p>20264</text:p>
              </table:table-cell>
              <table:table-cell office:value-type="float" office:value="34081">
                <text:p>3408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5800">
                <text:p>15800</text:p>
              </table:table-cell>
              <table:table-cell office:value-type="float" office:value="21513">
                <text:p>21513</text:p>
              </table:table-cell>
              <table:table-cell office:value-type="float" office:value="36192">
                <text:p>3619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760">
                <text:p>15760</text:p>
              </table:table-cell>
              <table:table-cell office:value-type="float" office:value="21580">
                <text:p>21580</text:p>
              </table:table-cell>
              <table:table-cell office:value-type="float" office:value="36017">
                <text:p>3601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092">
                <text:p>15092</text:p>
              </table:table-cell>
              <table:table-cell office:value-type="float" office:value="22884">
                <text:p>22884</text:p>
              </table:table-cell>
              <table:table-cell office:value-type="float" office:value="37937">
                <text:p>3793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453">
                <text:p>14453</text:p>
              </table:table-cell>
              <table:table-cell office:value-type="float" office:value="24449">
                <text:p>24449</text:p>
              </table:table-cell>
              <table:table-cell office:value-type="float" office:value="39062">
                <text:p>3906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5939">
                <text:p>15939</text:p>
              </table:table-cell>
              <table:table-cell office:value-type="float" office:value="26841">
                <text:p>26841</text:p>
              </table:table-cell>
              <table:table-cell office:value-type="float" office:value="41282">
                <text:p>412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6930">
                <text:p>16930</text:p>
              </table:table-cell>
              <table:table-cell office:value-type="float" office:value="26840">
                <text:p>26840</text:p>
              </table:table-cell>
              <table:table-cell office:value-type="float" office:value="44493">
                <text:p>4449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7989">
                <text:p>17989</text:p>
              </table:table-cell>
              <table:table-cell office:value-type="float" office:value="28158">
                <text:p>28158</text:p>
              </table:table-cell>
              <table:table-cell office:value-type="float" office:value="46939">
                <text:p>4693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9964">
                <text:p>19964</text:p>
              </table:table-cell>
              <table:table-cell office:value-type="float" office:value="29134">
                <text:p>29134</text:p>
              </table:table-cell>
              <table:table-cell office:value-type="float" office:value="46164">
                <text:p>4616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306">
                <text:p>21306</text:p>
              </table:table-cell>
              <table:table-cell office:value-type="float" office:value="30650">
                <text:p>30650</text:p>
              </table:table-cell>
              <table:table-cell office:value-type="float" office:value="44206">
                <text:p>4420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256">
                <text:p>21256</text:p>
              </table:table-cell>
              <table:table-cell office:value-type="float" office:value="33017">
                <text:p>33017</text:p>
              </table:table-cell>
              <table:table-cell office:value-type="float" office:value="44613">
                <text:p>4461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208">
                <text:p>22208</text:p>
              </table:table-cell>
              <table:table-cell office:value-type="float" office:value="33970">
                <text:p>33970</text:p>
              </table:table-cell>
              <table:table-cell office:value-type="float" office:value="46575">
                <text:p>4657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4150">
                <text:p>34150</text:p>
              </table:table-cell>
              <table:table-cell office:value-type="float" office:value="46179">
                <text:p>4617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378">
                <text:p>24378</text:p>
              </table:table-cell>
              <table:table-cell office:value-type="float" office:value="32860">
                <text:p>32860</text:p>
              </table:table-cell>
              <table:table-cell office:value-type="float" office:value="48530">
                <text:p>4853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032">
                <text:p>26032</text:p>
              </table:table-cell>
              <table:table-cell office:value-type="float" office:value="33058">
                <text:p>33058</text:p>
              </table:table-cell>
              <table:table-cell office:value-type="float" office:value="50396">
                <text:p>503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46">
                <text:p>25646</text:p>
              </table:table-cell>
              <table:table-cell office:value-type="float" office:value="34666">
                <text:p>34666</text:p>
              </table:table-cell>
              <table:table-cell office:value-type="float" office:value="48465">
                <text:p>4846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395">
                <text:p>25395</text:p>
              </table:table-cell>
              <table:table-cell office:value-type="float" office:value="33860">
                <text:p>33860</text:p>
              </table:table-cell>
              <table:table-cell office:value-type="float" office:value="46325">
                <text:p>4632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3630">
                <text:p>23630</text:p>
              </table:table-cell>
              <table:table-cell office:value-type="float" office:value="32542">
                <text:p>32542</text:p>
              </table:table-cell>
              <table:table-cell office:value-type="float" office:value="48122">
                <text:p>4812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780">
                <text:p>24780</text:p>
              </table:table-cell>
              <table:table-cell office:value-type="float" office:value="33142">
                <text:p>33142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3613">
                <text:p>33613</text:p>
              </table:table-cell>
              <table:table-cell office:value-type="float" office:value="48251">
                <text:p>4825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032">
                <text:p>25032</text:p>
              </table:table-cell>
              <table:table-cell office:value-type="float" office:value="33608">
                <text:p>33608</text:p>
              </table:table-cell>
              <table:table-cell office:value-type="float" office:value="48951">
                <text:p>4895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050">
                <text:p>23050</text:p>
              </table:table-cell>
              <table:table-cell office:value-type="float" office:value="34365">
                <text:p>34365</text:p>
              </table:table-cell>
              <table:table-cell office:value-type="float" office:value="50539">
                <text:p>50539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5581">
                <text:p>35581</text:p>
              </table:table-cell>
              <table:table-cell office:value-type="float" office:value="50768">
                <text:p>507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270">
                <text:p>34270</text:p>
              </table:table-cell>
              <table:table-cell office:value-type="float" office:value="49972">
                <text:p>4997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538">
                <text:p>34538</text:p>
              </table:table-cell>
              <table:table-cell office:value-type="float" office:value="50805">
                <text:p>5080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308">
                <text:p>35308</text:p>
              </table:table-cell>
              <table:table-cell office:value-type="float" office:value="51196">
                <text:p>511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264">
                <text:p>36264</text:p>
              </table:table-cell>
              <table:table-cell office:value-type="float" office:value="51203">
                <text:p>5120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5776">
                <text:p>35776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413">
                <text:p>25413</text:p>
              </table:table-cell>
              <table:table-cell office:value-type="float" office:value="35456">
                <text:p>35456</text:p>
              </table:table-cell>
              <table:table-cell office:value-type="float" office:value="50440">
                <text:p>5044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130">
                <text:p>26130</text:p>
              </table:table-cell>
              <table:table-cell office:value-type="float" office:value="34690">
                <text:p>34690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392">
                <text:p>35392</text:p>
              </table:table-cell>
              <table:table-cell office:value-type="float" office:value="49963">
                <text:p>499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5308">
                <text:p>35308</text:p>
              </table:table-cell>
              <table:table-cell office:value-type="float" office:value="51344">
                <text:p>5134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2616">
                <text:p>22616</text:p>
              </table:table-cell>
              <table:table-cell office:value-type="float" office:value="34264">
                <text:p>3426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516">
                <text:p>33516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1418">
                <text:p>31418</text:p>
              </table:table-cell>
              <table:table-cell office:value-type="float" office:value="48650">
                <text:p>4865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208">
                <text:p>30208</text:p>
              </table:table-cell>
              <table:table-cell office:value-type="float" office:value="49762">
                <text:p>4976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0334">
                <text:p>3033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587">
                <text:p>29587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182">
                <text:p>22182</text:p>
              </table:table-cell>
              <table:table-cell office:value-type="float" office:value="28950">
                <text:p>28950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1702">
                <text:p>21702</text:p>
              </table:table-cell>
              <table:table-cell office:value-type="float" office:value="28742">
                <text:p>28742</text:p>
              </table:table-cell>
              <table:table-cell office:value-type="float" office:value="40294">
                <text:p>4029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1112">
                <text:p>21112</text:p>
              </table:table-cell>
              <table:table-cell office:value-type="float" office:value="28240">
                <text:p>28240</text:p>
              </table:table-cell>
              <table:table-cell office:value-type="float" office:value="40733">
                <text:p>407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0512">
                <text:p>20512</text:p>
              </table:table-cell>
              <table:table-cell office:value-type="float" office:value="27721">
                <text:p>27721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9854">
                <text:p>19854</text:p>
              </table:table-cell>
              <table:table-cell office:value-type="float" office:value="27254">
                <text:p>27254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7836">
                <text:p>17836</text:p>
              </table:table-cell>
              <table:table-cell office:value-type="float" office:value="27278">
                <text:p>27278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5387">
                <text:p>15387</text:p>
              </table:table-cell>
              <table:table-cell office:value-type="float" office:value="26252">
                <text:p>26252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728">
                <text:p>11728</text:p>
              </table:table-cell>
              <table:table-cell office:value-type="float" office:value="22785">
                <text:p>22785</text:p>
              </table:table-cell>
              <table:table-cell office:value-type="float" office:value="38341">
                <text:p>3834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648">
                <text:p>9648</text:p>
              </table:table-cell>
              <table:table-cell office:value-type="float" office:value="22160">
                <text:p>22160</text:p>
              </table:table-cell>
              <table:table-cell office:value-type="float" office:value="37394">
                <text:p>3739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792">
                <text:p>9792</text:p>
              </table:table-cell>
              <table:table-cell office:value-type="float" office:value="21714">
                <text:p>21714</text:p>
              </table:table-cell>
              <table:table-cell office:value-type="float" office:value="36912">
                <text:p>3691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9036">
                <text:p>9036</text:p>
              </table:table-cell>
              <table:table-cell office:value-type="float" office:value="20077">
                <text:p>20077</text:p>
              </table:table-cell>
              <table:table-cell office:value-type="float" office:value="35735">
                <text:p>3573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6714">
                <text:p>6714</text:p>
              </table:table-cell>
              <table:table-cell office:value-type="float" office:value="17666">
                <text:p>17666</text:p>
              </table:table-cell>
              <table:table-cell office:value-type="float" office:value="35325">
                <text:p>35325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8838">
                <text:p>8838</text:p>
              </table:table-cell>
              <table:table-cell office:value-type="float" office:value="18522">
                <text:p>18522</text:p>
              </table:table-cell>
              <table:table-cell office:value-type="float" office:value="34236">
                <text:p>3423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0260">
                <text:p>10260</text:p>
              </table:table-cell>
              <table:table-cell office:value-type="float" office:value="17709">
                <text:p>17709</text:p>
              </table:table-cell>
              <table:table-cell office:value-type="float" office:value="30436">
                <text:p>3043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5789">
                <text:p>15789</text:p>
              </table:table-cell>
              <table:table-cell office:value-type="float" office:value="26293">
                <text:p>26293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3623">
                <text:p>13623</text:p>
              </table:table-cell>
              <table:table-cell office:value-type="float" office:value="22596">
                <text:p>22596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4652">
                <text:p>14652</text:p>
              </table:table-cell>
              <table:table-cell office:value-type="float" office:value="22274">
                <text:p>2227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6498">
                <text:p>6498</text:p>
              </table:table-cell>
              <table:table-cell office:value-type="float" office:value="13110">
                <text:p>13110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4626">
                <text:p>4626</text:p>
              </table:table-cell>
              <table:table-cell office:value-type="float" office:value="10755">
                <text:p>10755</text:p>
              </table:table-cell>
              <table:table-cell office:value-type="float" office:value="21771">
                <text:p>21771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6606">
                <text:p>6606</text:p>
              </table:table-cell>
              <table:table-cell office:value-type="float" office:value="11784">
                <text:p>11784</text:p>
              </table:table-cell>
              <table:table-cell office:value-type="float" office:value="20377">
                <text:p>20377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046">
                <text:p>8046</text:p>
              </table:table-cell>
              <table:table-cell office:value-type="float" office:value="12775">
                <text:p>12775</text:p>
              </table:table-cell>
              <table:table-cell office:value-type="float" office:value="20951">
                <text:p>20951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1172">
                <text:p>11172</text:p>
              </table:table-cell>
              <table:table-cell office:value-type="float" office:value="18214">
                <text:p>1821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9888">
                <text:p>9888</text:p>
              </table:table-cell>
              <table:table-cell office:value-type="float" office:value="17304">
                <text:p>1730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1784">
                <text:p>11784</text:p>
              </table:table-cell>
              <table:table-cell office:value-type="float" office:value="22058">
                <text:p>2205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012">
                <text:p>6012</text:p>
              </table:table-cell>
              <table:table-cell office:value-type="float" office:value="10095">
                <text:p>10095</text:p>
              </table:table-cell>
              <table:table-cell office:value-type="float" office:value="18327">
                <text:p>18327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4369">
                <text:p>4369</text:p>
              </table:table-cell>
              <table:table-cell office:value-type="float" office:value="9660">
                <text:p>9660</text:p>
              </table:table-cell>
              <table:table-cell office:value-type="float" office:value="17220">
                <text:p>17220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6239">
                <text:p>6239</text:p>
              </table:table-cell>
              <table:table-cell office:value-type="float" office:value="10488">
                <text:p>10488</text:p>
              </table:table-cell>
              <table:table-cell office:value-type="float" office:value="18696">
                <text:p>18696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7599">
                <text:p>7599</text:p>
              </table:table-cell>
              <table:table-cell office:value-type="float" office:value="11744">
                <text:p>11744</text:p>
              </table:table-cell>
              <table:table-cell office:value-type="float" office:value="22058">
                <text:p>22058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5344">
                <text:p>5344</text:p>
              </table:table-cell>
              <table:table-cell office:value-type="float" office:value="9580">
                <text:p>9580</text:p>
              </table:table-cell>
              <table:table-cell office:value-type="float" office:value="16061">
                <text:p>16061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6450">
                <text:p>6450</text:p>
              </table:table-cell>
              <table:table-cell office:value-type="float" office:value="9660">
                <text:p>9660</text:p>
              </table:table-cell>
              <table:table-cell office:value-type="float" office:value="17220">
                <text:p>17220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6297">
                <text:p>6297</text:p>
              </table:table-cell>
              <table:table-cell office:value-type="float" office:value="10480">
                <text:p>10480</text:p>
              </table:table-cell>
              <table:table-cell office:value-type="float" office:value="18696">
                <text:p>1869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5678">
                <text:p>5678</text:p>
              </table:table-cell>
              <table:table-cell office:value-type="float" office:value="8849">
                <text:p>8849</text:p>
              </table:table-cell>
              <table:table-cell office:value-type="float" office:value="16237">
                <text:p>16237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5426">
                <text:p>5426</text:p>
              </table:table-cell>
              <table:table-cell office:value-type="float" office:value="8771">
                <text:p>8771</text:p>
              </table:table-cell>
              <table:table-cell office:value-type="float" office:value="14935">
                <text:p>14935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500">
                <text:p>5500</text:p>
              </table:table-cell>
              <table:table-cell office:value-type="float" office:value="8890">
                <text:p>8890</text:p>
              </table:table-cell>
              <table:table-cell office:value-type="float" office:value="15137">
                <text:p>15137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5016">
                <text:p>5016</text:p>
              </table:table-cell>
              <table:table-cell office:value-type="float" office:value="8488">
                <text:p>8488</text:p>
              </table:table-cell>
              <table:table-cell office:value-type="float" office:value="14709">
                <text:p>14709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4396">
                <text:p>4396</text:p>
              </table:table-cell>
              <table:table-cell office:value-type="float" office:value="7614">
                <text:p>7614</text:p>
              </table:table-cell>
              <table:table-cell office:value-type="float" office:value="14292">
                <text:p>1429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4080">
                <text:p>4080</text:p>
              </table:table-cell>
              <table:table-cell office:value-type="float" office:value="7374">
                <text:p>737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3787">
                <text:p>3787</text:p>
              </table:table-cell>
              <table:table-cell office:value-type="float" office:value="7144">
                <text:p>7144</text:p>
              </table:table-cell>
              <table:table-cell office:value-type="float" office:value="13495">
                <text:p>13495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3515">
                <text:p>3515</text:p>
              </table:table-cell>
              <table:table-cell office:value-type="float" office:value="6707">
                <text:p>6707</text:p>
              </table:table-cell>
              <table:table-cell office:value-type="float" office:value="13113">
                <text:p>13113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3263">
                <text:p>3263</text:p>
              </table:table-cell>
              <table:table-cell office:value-type="float" office:value="6465">
                <text:p>6465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3029">
                <text:p>3029</text:p>
              </table:table-cell>
              <table:table-cell office:value-type="float" office:value="6159">
                <text:p>6159</text:p>
              </table:table-cell>
              <table:table-cell office:value-type="float" office:value="12381">
                <text:p>12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346.2">
                <text:p>6346.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109.6">
                <text:p>6109.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6040.2">
                <text:p>6040.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5789.8">
                <text:p>5789.8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5647.25">
                <text:p>5647.25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5560.66666666667">
                <text:p>5560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644">
                <text:p>10.64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0.632">
                <text:p>10.63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0.152">
                <text:p>10.15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37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0226933977">
                <text:p>1.129002269339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262154172725">
                <text:p>1.1026215417272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143224458795">
                <text:p>1.0314322445879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6635439655261">
                <text:p>1.1663543965526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5785698388758">
                <text:p>1.1578569838875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973286337232">
                <text:p>1.0797328633723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789908470621">
                <text:p>1.1078990847062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189920979467">
                <text:p>1.1918992097946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320447977798">
                <text:p>1.1832044797779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20165450766986">
                <text:p>1.2016545076698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9441352728506">
                <text:p>1.1944135272850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239035598466">
                <text:p>1.1523903559846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739408988878">
                <text:p>1.1473940898887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9279919544477">
                <text:p>1.1927991954447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7486463553132">
                <text:p>1.0748646355313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3657028269548">
                <text:p>1.1365702826954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8286072168007">
                <text:p>1.0828607216800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811167964581">
                <text:p>1.0781116796458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0059249065761">
                <text:p>1.0005924906576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281073908281">
                <text:p>1.0528107390828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974496913595">
                <text:p>1.0497449691359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3921810782292">
                <text:p>1.0392181078229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79759695272265">
                <text:p>0.97975969527226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99069837233262">
                <text:p>0.99906983723326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7091155900207">
                <text:p>1.0709115590020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5021683580811">
                <text:p>1.05021683580811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89449044481516">
                <text:p>0.98944904448151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1168565696122">
                <text:p>1.0116856569612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5940077659511">
                <text:p>0.9594007765951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75797777356244">
                <text:p>0.97579777735624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9027574355781">
                <text:p>0.98902757435578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2847779799556">
                <text:p>1.0284777979955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76373697445823">
                <text:p>0.976373697445823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947756115696">
                <text:p>1.0594775611569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411233401624">
                <text:p>1.0641123340162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06504026335232">
                <text:p>0.90650402633523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897307633210399">
                <text:p>0.89730763321039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6112082182034">
                <text:p>1.0611208218203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30552525563">
                <text:p>1.0613055252556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06173908750746">
                <text:p>0.90617390875074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09036716976277">
                <text:p>0.90903671697627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6162791836371">
                <text:p>0.89616279183637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77301409737675">
                <text:p>0.97730140973767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73832218974697">
                <text:p>0.973832218974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284997214312">
                <text:p>0.928499721431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45356748798625">
                <text:p>0.945356748798625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54286594007">
                <text:p>0.96455428659400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834686365426836">
                <text:p>0.83468636542683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5948591655634">
                <text:p>0.8594859165563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447620833393">
                <text:p>0.944762083339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895070687565499">
                <text:p>0.895070687565499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41562954164805">
                <text:p>0.841562954164805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62421482075314">
                <text:p>0.96242148207531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49168030686735">
                <text:p>0.94916803068673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07109073327726">
                <text:p>0.90710907332772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82216726158965">
                <text:p>0.78221672615896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85108719209874">
                <text:p>0.78510871920987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72742031997984">
                <text:p>0.87274203199798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12524079549077">
                <text:p>0.81252407954907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749042835657813">
                <text:p>0.749042835657813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835550630581475">
                <text:p>0.83555063058147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660009644304792">
                <text:p>0.66000964430479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773247924361342">
                <text:p>0.77324792436134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35550630581475">
                <text:p>0.83555063058147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17364817219109">
                <text:p>0.917364817219109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6255582660912">
                <text:p>0.9625558266091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.06536261157279">
                <text:p>1.06536261157279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11042603125884">
                <text:p>0.91104260312588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917364817219109">
                <text:p>0.917364817219109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32478607298274">
                <text:p>0.832478607298274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972360641475005">
                <text:p>0.97236064147500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72796553645714">
                <text:p>0.972796553645714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979837055691034">
                <text:p>0.97983705569103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32248718080029">
                <text:p>0.932248718080029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969130442987293">
                <text:p>0.969130442987293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97204257433507">
                <text:p>0.99720425743350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748905443462209">
                <text:p>0.748905443462209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810352649650416">
                <text:p>0.81035264965041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815575278399536">
                <text:p>0.81557527839953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0.831379563430903">
                <text:p>0.831379563430903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764171921699544">
                <text:p>0.764171921699544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0.948342359992508">
                <text:p>0.948342359992508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6.6">
                <text:p>18776.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9483.4">
                <text:p>19483.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22413">
                <text:p>22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